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42577.144629629634" table:style-name="ta1">
        <table:shapes>
          <draw:frame draw:z-index="0" draw:style-name="gr1" draw:text-style-name="P1" svg:width="1037.54pt" svg:height="255.23pt" svg:x="437.73pt" svg:y="9.04pt">
            <loext:p draw:notify-on-update-of-ranges="'log_42577.144629629634'.E2:'log_42577.144629629634'.E2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19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359.94" calcext:value-type="float">
            <text:p>359.9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21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3" calcext:value-type="float">
            <text:p>-88.35593</text:p>
          </table:table-cell>
          <table:table-cell office:value-type="float" office:value="356.68007140112" calcext:value-type="float">
            <text:p>356.68007140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23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338.800068743186" calcext:value-type="float">
            <text:p>338.80006874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25</text:p>
          </table:table-cell>
          <table:table-cell office:value-type="float" office:value="41.787765" calcext:value-type="float">
            <text:p>41.787765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306.870065825484" calcext:value-type="float">
            <text:p>306.87006582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27</text:p>
          </table:table-cell>
          <table:table-cell office:value-type="float" office:value="41.787765" calcext:value-type="float">
            <text:p>41.787765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304.800068483419" calcext:value-type="float">
            <text:p>304.80006848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29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31</text:p>
          </table:table-cell>
          <table:table-cell office:value-type="float" office:value="41.7877666666667" calcext:value-type="float">
            <text:p>41.7877666667</text:p>
          </table:table-cell>
          <table:table-cell office:value-type="float" office:value="-88.3559416666667" calcext:value-type="float">
            <text:p>-88.3559416667</text:p>
          </table:table-cell>
          <table:table-cell office:value-type="float" office:value="80.6800801843574" calcext:value-type="float">
            <text:p>80.680080184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33</text:p>
          </table:table-cell>
          <table:table-cell office:value-type="float" office:value="41.787765" calcext:value-type="float">
            <text:p>41.787765</text:p>
          </table:table-cell>
          <table:table-cell office:value-type="float" office:value="-88.3559283333333" calcext:value-type="float">
            <text:p>-88.3559283333</text:p>
          </table:table-cell>
          <table:table-cell office:value-type="float" office:value="95.4900698123859" calcext:value-type="float">
            <text:p>95.49006981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35</text:p>
          </table:table-cell>
          <table:table-cell office:value-type="float" office:value="41.7877666666667" calcext:value-type="float">
            <text:p>41.7877666667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95.610065565717" calcext:value-type="float">
            <text:p>95.610065565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37</text:p>
          </table:table-cell>
          <table:table-cell office:value-type="float" office:value="41.787765" calcext:value-type="float">
            <text:p>41.787765</text:p>
          </table:table-cell>
          <table:table-cell office:value-type="float" office:value="-88.3559283333333" calcext:value-type="float">
            <text:p>-88.3559283333</text:p>
          </table:table-cell>
          <table:table-cell office:value-type="float" office:value="95.5500698123859" calcext:value-type="float">
            <text:p>95.55006981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39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83333333" calcext:value-type="float">
            <text:p>-88.3559283333</text:p>
          </table:table-cell>
          <table:table-cell office:value-type="float" office:value="95.4900700721529" calcext:value-type="float">
            <text:p>95.49007007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41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95.5500687431857" calcext:value-type="float">
            <text:p>95.55006874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43</text:p>
          </table:table-cell>
          <table:table-cell office:value-type="float" office:value="41.7877616666667" calcext:value-type="float">
            <text:p>41.7877616667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95.6800690029528" calcext:value-type="float">
            <text:p>95.6800690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45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47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5" calcext:value-type="float">
            <text:p>-88.355925</text:p>
          </table:table-cell>
          <table:table-cell office:value-type="float" office:value="95.6100674142185" calcext:value-type="float">
            <text:p>95.61006741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49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96.1800660852513" calcext:value-type="float">
            <text:p>96.180066085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51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216666667" calcext:value-type="float">
            <text:p>-88.3559216667</text:p>
          </table:table-cell>
          <table:table-cell office:value-type="float" office:value="96.4900647562841" calcext:value-type="float">
            <text:p>96.49006475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54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56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133333333" calcext:value-type="float">
            <text:p>-88.3559133333</text:p>
          </table:table-cell>
          <table:table-cell office:value-type="float" office:value="94.5500581114482" calcext:value-type="float">
            <text:p>94.55005811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8:58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083333333" calcext:value-type="float">
            <text:p>-88.3559083333</text:p>
          </table:table-cell>
          <table:table-cell office:value-type="float" office:value="93.4300541245468" calcext:value-type="float">
            <text:p>93.430054124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00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9033333333" calcext:value-type="float">
            <text:p>-88.3559033333</text:p>
          </table:table-cell>
          <table:table-cell office:value-type="float" office:value="251.490050137645" calcext:value-type="float">
            <text:p>251.49005013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02</text:p>
          </table:table-cell>
          <table:table-cell office:value-type="float" office:value="41.7877633333333" calcext:value-type="float">
            <text:p>41.7877633333</text:p>
          </table:table-cell>
          <table:table-cell office:value-type="float" office:value="-88.3558983333333" calcext:value-type="float">
            <text:p>-88.3558983333</text:p>
          </table:table-cell>
          <table:table-cell office:value-type="float" office:value="251.680046150744" calcext:value-type="float">
            <text:p>251.68004615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04</text:p>
          </table:table-cell>
          <table:table-cell office:value-type="float" office:value="41.7877616666667" calcext:value-type="float">
            <text:p>41.7877616667</text:p>
          </table:table-cell>
          <table:table-cell office:value-type="float" office:value="-88.3558933333333" calcext:value-type="float">
            <text:p>-88.3558933333</text:p>
          </table:table-cell>
          <table:table-cell office:value-type="float" office:value="254.430042423611" calcext:value-type="float">
            <text:p>254.430042423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06</text:p>
          </table:table-cell>
          <table:table-cell office:value-type="float" office:value="41.78776" calcext:value-type="float">
            <text:p>41.78776</text:p>
          </table:table-cell>
          <table:table-cell office:value-type="float" office:value="-88.3558916666667" calcext:value-type="float">
            <text:p>-88.3558916667</text:p>
          </table:table-cell>
          <table:table-cell office:value-type="float" office:value="263.930041354411" calcext:value-type="float">
            <text:p>263.930041354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08</text:p>
          </table:table-cell>
          <table:table-cell office:value-type="float" office:value="41.7877566666667" calcext:value-type="float">
            <text:p>41.7877566667</text:p>
          </table:table-cell>
          <table:table-cell office:value-type="float" office:value="-88.3558933333333" calcext:value-type="float">
            <text:p>-88.3558933333</text:p>
          </table:table-cell>
          <table:table-cell office:value-type="float" office:value="235.990043202914" calcext:value-type="float">
            <text:p>235.990043202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10</text:p>
          </table:table-cell>
          <table:table-cell office:value-type="float" office:value="41.7877533333333" calcext:value-type="float">
            <text:p>41.7877533333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23.120045051416" calcext:value-type="float">
            <text:p>223.12004505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12</text:p>
          </table:table-cell>
          <table:table-cell office:value-type="float" office:value="41.7877483333333" calcext:value-type="float">
            <text:p>41.7877483333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45.680047159685" calcext:value-type="float">
            <text:p>245.680047159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14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76.300047419453" calcext:value-type="float">
            <text:p>276.30004741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16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84.800047419453" calcext:value-type="float">
            <text:p>284.80004741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18</text:p>
          </table:table-cell>
          <table:table-cell office:value-type="float" office:value="41.7877483333333" calcext:value-type="float">
            <text:p>41.7877483333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67.620045830719" calcext:value-type="float">
            <text:p>267.62004583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20</text:p>
          </table:table-cell>
          <table:table-cell office:value-type="float" office:value="41.78775" calcext:value-type="float">
            <text:p>41.78775</text:p>
          </table:table-cell>
          <table:table-cell office:value-type="float" office:value="-88.3558933333333" calcext:value-type="float">
            <text:p>-88.3558933333</text:p>
          </table:table-cell>
          <table:table-cell office:value-type="float" office:value="277.490044241984" calcext:value-type="float">
            <text:p>277.4900442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22</text:p>
          </table:table-cell>
          <table:table-cell office:value-type="float" office:value="41.7877483333333" calcext:value-type="float">
            <text:p>41.7877483333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75.490045830719" calcext:value-type="float">
            <text:p>275.49004583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24</text:p>
          </table:table-cell>
          <table:table-cell office:value-type="float" office:value="41.7877483333333" calcext:value-type="float">
            <text:p>41.7877483333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82.050045830719" calcext:value-type="float">
            <text:p>282.05004583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26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8933333333" calcext:value-type="float">
            <text:p>-88.3558933333</text:p>
          </table:table-cell>
          <table:table-cell office:value-type="float" office:value="277.050044761519" calcext:value-type="float">
            <text:p>277.050044761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28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74.370046090486" calcext:value-type="float">
            <text:p>274.37004609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30</text:p>
          </table:table-cell>
          <table:table-cell office:value-type="float" office:value="41.787745" calcext:value-type="float">
            <text:p>41.787745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75.430046350254" calcext:value-type="float">
            <text:p>275.43004635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32</text:p>
          </table:table-cell>
          <table:table-cell office:value-type="float" office:value="41.7877416666667" calcext:value-type="float">
            <text:p>41.7877416667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74.180048198755" calcext:value-type="float">
            <text:p>274.180048198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34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36</text:p>
          </table:table-cell>
          <table:table-cell office:value-type="float" office:value="41.7877383333333" calcext:value-type="float">
            <text:p>41.7877383333</text:p>
          </table:table-cell>
          <table:table-cell office:value-type="float" office:value="-88.3559" calcext:value-type="float">
            <text:p>-88.3559</text:p>
          </table:table-cell>
          <table:table-cell office:value-type="float" office:value="274.550051376223" calcext:value-type="float">
            <text:p>274.55005137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38</text:p>
          </table:table-cell>
          <table:table-cell office:value-type="float" office:value="41.7877383333333" calcext:value-type="float">
            <text:p>41.7877383333</text:p>
          </table:table-cell>
          <table:table-cell office:value-type="float" office:value="-88.3559" calcext:value-type="float">
            <text:p>-88.3559</text:p>
          </table:table-cell>
          <table:table-cell office:value-type="float" office:value="257.990051376223" calcext:value-type="float">
            <text:p>257.99005137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40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8983333333" calcext:value-type="float">
            <text:p>-88.3558983333</text:p>
          </table:table-cell>
          <table:table-cell office:value-type="float" office:value="261.120049787489" calcext:value-type="float">
            <text:p>261.12004978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42</text:p>
          </table:table-cell>
          <table:table-cell office:value-type="float" office:value="41.7877416666667" calcext:value-type="float">
            <text:p>41.7877416667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67.620048198755" calcext:value-type="float">
            <text:p>267.620048198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44</text:p>
          </table:table-cell>
          <table:table-cell office:value-type="float" office:value="41.7877416666667" calcext:value-type="float">
            <text:p>41.7877416667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64.870046869788" calcext:value-type="float">
            <text:p>264.87004686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46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279.740047129556" calcext:value-type="float">
            <text:p>279.74004712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48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8966666667" calcext:value-type="float">
            <text:p>-88.3558966667</text:p>
          </table:table-cell>
          <table:table-cell office:value-type="float" office:value="267.620048458522" calcext:value-type="float">
            <text:p>267.620048458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0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2</text:p>
          </table:table-cell>
          <table:table-cell office:value-type="float" office:value="41.7877383333333" calcext:value-type="float">
            <text:p>41.7877383333</text:p>
          </table:table-cell>
          <table:table-cell office:value-type="float" office:value="-88.3559033333333" calcext:value-type="float">
            <text:p>-88.3559033333</text:p>
          </table:table-cell>
          <table:table-cell office:value-type="float" office:value="163.930054034156" calcext:value-type="float">
            <text:p>163.93005403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4</text:p>
          </table:table-cell>
          <table:table-cell office:value-type="float" office:value="41.7877383333333" calcext:value-type="float">
            <text:p>41.7877383333</text:p>
          </table:table-cell>
          <table:table-cell office:value-type="float" office:value="-88.355905" calcext:value-type="float">
            <text:p>-88.355905</text:p>
          </table:table-cell>
          <table:table-cell office:value-type="float" office:value="160.490055363123" calcext:value-type="float">
            <text:p>160.49005536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6</text:p>
          </table:table-cell>
          <table:table-cell office:value-type="float" office:value="41.7877366666667" calcext:value-type="float">
            <text:p>41.7877366667</text:p>
          </table:table-cell>
          <table:table-cell office:value-type="float" office:value="-88.3559033333333" calcext:value-type="float">
            <text:p>-88.3559033333</text:p>
          </table:table-cell>
          <table:table-cell office:value-type="float" office:value="157.550054293923" calcext:value-type="float">
            <text:p>157.55005429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7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60.81" calcext:value-type="float">
            <text:p>160.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29:59</text:p>
          </table:table-cell>
          <table:table-cell office:value-type="float" office:value="41.7877366666667" calcext:value-type="float">
            <text:p>41.7877366667</text:p>
          </table:table-cell>
          <table:table-cell office:value-type="float" office:value="-88.3559016666667" calcext:value-type="float">
            <text:p>-88.3559016667</text:p>
          </table:table-cell>
          <table:table-cell/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01</text:p>
          </table:table-cell>
          <table:table-cell office:value-type="float" office:value="41.7877366666667" calcext:value-type="float">
            <text:p>41.7877366667</text:p>
          </table:table-cell>
          <table:table-cell office:value-type="float" office:value="-88.3558983333333" calcext:value-type="float">
            <text:p>-88.3558983333</text:p>
          </table:table-cell>
          <table:table-cell office:value-type="float" office:value="154.120050307023" calcext:value-type="float">
            <text:p>154.1200503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03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9" calcext:value-type="float">
            <text:p>-88.3559</text:p>
          </table:table-cell>
          <table:table-cell office:value-type="float" office:value="149.430051116456" calcext:value-type="float">
            <text:p>149.43005111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05</text:p>
          </table:table-cell>
          <table:table-cell office:value-type="float" office:value="41.787735" calcext:value-type="float">
            <text:p>41.787735</text:p>
          </table:table-cell>
          <table:table-cell office:value-type="float" office:value="-88.3559283333333" calcext:value-type="float">
            <text:p>-88.3559283333</text:p>
          </table:table-cell>
          <table:table-cell office:value-type="float" office:value="122.040074488188" calcext:value-type="float">
            <text:p>122.040074488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07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9433333333" calcext:value-type="float">
            <text:p>-88.3559433333</text:p>
          </table:table-cell>
          <table:table-cell office:value-type="float" office:value="124.040085669589" calcext:value-type="float">
            <text:p>124.04008566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08</text:p>
          </table:table-cell>
          <table:table-cell office:value-type="float" office:value="41.78774" calcext:value-type="float">
            <text:p>41.78774</text:p>
          </table:table-cell>
          <table:table-cell office:value-type="float" office:value="-88.3559533333333" calcext:value-type="float">
            <text:p>-88.3559533333</text:p>
          </table:table-cell>
          <table:table-cell office:value-type="float" office:value="132.30009364339" calcext:value-type="float">
            <text:p>132.30009364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0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95" calcext:value-type="float">
            <text:p>-88.35595</text:p>
          </table:table-cell>
          <table:table-cell office:value-type="float" office:value="139.490089946391" calcext:value-type="float">
            <text:p>139.490089946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2</text:p>
          </table:table-cell>
          <table:table-cell office:value-type="float" office:value="41.787745" calcext:value-type="float">
            <text:p>41.787745</text:p>
          </table:table-cell>
          <table:table-cell office:value-type="float" office:value="-88.355955" calcext:value-type="float">
            <text:p>-88.355955</text:p>
          </table:table-cell>
          <table:table-cell office:value-type="float" office:value="139.870094193058" calcext:value-type="float">
            <text:p>139.87009419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4</text:p>
          </table:table-cell>
          <table:table-cell office:value-type="float" office:value="41.7877466666667" calcext:value-type="float">
            <text:p>41.7877466667</text:p>
          </table:table-cell>
          <table:table-cell office:value-type="float" office:value="-88.355955" calcext:value-type="float">
            <text:p>-88.355955</text:p>
          </table:table-cell>
          <table:table-cell office:value-type="float" office:value="138.870093933292" calcext:value-type="float">
            <text:p>138.870093933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6</text:p>
          </table:table-cell>
          <table:table-cell office:value-type="float" office:value="41.7877416666667" calcext:value-type="float">
            <text:p>41.7877416667</text:p>
          </table:table-cell>
          <table:table-cell office:value-type="float" office:value="-88.35596" calcext:value-type="float">
            <text:p>-88.35596</text:p>
          </table:table-cell>
          <table:table-cell office:value-type="float" office:value="137.050098699491" calcext:value-type="float">
            <text:p>137.05009869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18</text:p>
          </table:table-cell>
          <table:table-cell office:value-type="float" office:value="41.787725" calcext:value-type="float">
            <text:p>41.787725</text:p>
          </table:table-cell>
          <table:table-cell office:value-type="float" office:value="-88.35596" calcext:value-type="float">
            <text:p>-88.35596</text:p>
          </table:table-cell>
          <table:table-cell office:value-type="float" office:value="144.80010129715" calcext:value-type="float">
            <text:p>144.80010129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0</text:p>
          </table:table-cell>
          <table:table-cell office:value-type="float" office:value="41.787705" calcext:value-type="float">
            <text:p>41.787705</text:p>
          </table:table-cell>
          <table:table-cell office:value-type="float" office:value="-88.35596" calcext:value-type="float">
            <text:p>-88.35596</text:p>
          </table:table-cell>
          <table:table-cell office:value-type="float" office:value="142.740104414336" calcext:value-type="float">
            <text:p>142.740104414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2</text:p>
          </table:table-cell>
          <table:table-cell office:value-type="float" office:value="41.78769" calcext:value-type="float">
            <text:p>41.78769</text:p>
          </table:table-cell>
          <table:table-cell office:value-type="float" office:value="-88.355955" calcext:value-type="float">
            <text:p>-88.355955</text:p>
          </table:table-cell>
          <table:table-cell office:value-type="float" office:value="136.870102765326" calcext:value-type="float">
            <text:p>136.870102765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4</text:p>
          </table:table-cell>
          <table:table-cell office:value-type="float" office:value="41.7876766666667" calcext:value-type="float">
            <text:p>41.7876766667</text:p>
          </table:table-cell>
          <table:table-cell office:value-type="float" office:value="-88.3559366666667" calcext:value-type="float">
            <text:p>-88.3559366667</text:p>
          </table:table-cell>
          <table:table-cell office:value-type="float" office:value="138.180090224828" calcext:value-type="float">
            <text:p>138.18009022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6</text:p>
          </table:table-cell>
          <table:table-cell office:value-type="float" office:value="41.7876583333333" calcext:value-type="float">
            <text:p>41.7876583333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140.990082450526" calcext:value-type="float">
            <text:p>140.990082450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28</text:p>
          </table:table-cell>
          <table:table-cell office:value-type="float" office:value="41.7876366666667" calcext:value-type="float">
            <text:p>41.7876366667</text:p>
          </table:table-cell>
          <table:table-cell office:value-type="float" office:value="-88.3559133333333" calcext:value-type="float">
            <text:p>-88.3559133333</text:p>
          </table:table-cell>
          <table:table-cell office:value-type="float" office:value="142.800077853688" calcext:value-type="float">
            <text:p>142.800077853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0</text:p>
          </table:table-cell>
          <table:table-cell office:value-type="float" office:value="41.787615" calcext:value-type="float">
            <text:p>41.787615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141.490089204418" calcext:value-type="float">
            <text:p>141.490089204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2</text:p>
          </table:table-cell>
          <table:table-cell office:value-type="float" office:value="41.7875966666667" calcext:value-type="float">
            <text:p>41.7875966667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144.050094719754" calcext:value-type="float">
            <text:p>144.05009471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4</text:p>
          </table:table-cell>
          <table:table-cell office:value-type="float" office:value="41.78758" calcext:value-type="float">
            <text:p>41.78758</text:p>
          </table:table-cell>
          <table:table-cell office:value-type="float" office:value="-88.3559266666667" calcext:value-type="float">
            <text:p>-88.3559266667</text:p>
          </table:table-cell>
          <table:table-cell office:value-type="float" office:value="140.990097317396" calcext:value-type="float">
            <text:p>140.990097317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6</text:p>
          </table:table-cell>
          <table:table-cell office:value-type="float" office:value="41.7875616666667" calcext:value-type="float">
            <text:p>41.7875616667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143.620097516873" calcext:value-type="float">
            <text:p>143.62009751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38</text:p>
          </table:table-cell>
          <table:table-cell office:value-type="float" office:value="41.7875433333333" calcext:value-type="float">
            <text:p>41.7875433333</text:p>
          </table:table-cell>
          <table:table-cell office:value-type="float" office:value="-88.3559233333333" calcext:value-type="float">
            <text:p>-88.3559233333</text:p>
          </table:table-cell>
          <table:table-cell office:value-type="float" office:value="146.370100374273" calcext:value-type="float">
            <text:p>146.370100374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0</text:p>
          </table:table-cell>
          <table:table-cell office:value-type="float" office:value="41.787525" calcext:value-type="float">
            <text:p>41.787525</text:p>
          </table:table-cell>
          <table:table-cell office:value-type="float" office:value="-88.3559333333333" calcext:value-type="float">
            <text:p>-88.3559333333</text:p>
          </table:table-cell>
          <table:table-cell office:value-type="float" office:value="144.550111205442" calcext:value-type="float">
            <text:p>144.550111205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2</text:p>
          </table:table-cell>
          <table:table-cell office:value-type="float" office:value="41.7874983333333" calcext:value-type="float">
            <text:p>41.7874983333</text:p>
          </table:table-cell>
          <table:table-cell office:value-type="float" office:value="-88.3559333333333" calcext:value-type="float">
            <text:p>-88.3559333333</text:p>
          </table:table-cell>
          <table:table-cell office:value-type="float" office:value="142.550115361646" calcext:value-type="float">
            <text:p>142.550115361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4</text:p>
          </table:table-cell>
          <table:table-cell office:value-type="float" office:value="41.7874833333333" calcext:value-type="float">
            <text:p>41.7874833333</text:p>
          </table:table-cell>
          <table:table-cell office:value-type="float" office:value="-88.3559216666667" calcext:value-type="float">
            <text:p>-88.3559216667</text:p>
          </table:table-cell>
          <table:table-cell office:value-type="float" office:value="141.99010839678" calcext:value-type="float">
            <text:p>141.990108396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6</text:p>
          </table:table-cell>
          <table:table-cell office:value-type="float" office:value="41.7874616666667" calcext:value-type="float">
            <text:p>41.7874616667</text:p>
          </table:table-cell>
          <table:table-cell office:value-type="float" office:value="-88.3559183333333" calcext:value-type="float">
            <text:p>-88.3559183333</text:p>
          </table:table-cell>
          <table:table-cell office:value-type="float" office:value="141.68010911577" calcext:value-type="float">
            <text:p>141.680109115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48</text:p>
          </table:table-cell>
          <table:table-cell office:value-type="float" office:value="41.7874366666667" calcext:value-type="float">
            <text:p>41.7874366667</text:p>
          </table:table-cell>
          <table:table-cell office:value-type="float" office:value="-88.35591" calcext:value-type="float">
            <text:p>-88.35591</text:p>
          </table:table-cell>
          <table:table-cell office:value-type="float" office:value="142.300106367401" calcext:value-type="float">
            <text:p>142.300106367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0</text:p>
          </table:table-cell>
          <table:table-cell office:value-type="float" office:value="41.78741" calcext:value-type="float">
            <text:p>41.78741</text:p>
          </table:table-cell>
          <table:table-cell office:value-type="float" office:value="-88.3559116666667" calcext:value-type="float">
            <text:p>-88.3559116667</text:p>
          </table:table-cell>
          <table:table-cell office:value-type="float" office:value="141.370111852549" calcext:value-type="float">
            <text:p>141.370111852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2</text:p>
          </table:table-cell>
          <table:table-cell office:value-type="float" office:value="41.7873883333333" calcext:value-type="float">
            <text:p>41.7873883333</text:p>
          </table:table-cell>
          <table:table-cell office:value-type="float" office:value="-88.3559133333333" calcext:value-type="float">
            <text:p>-88.3559133333</text:p>
          </table:table-cell>
          <table:table-cell office:value-type="float" office:value="138.990116558406" calcext:value-type="float">
            <text:p>138.99011655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4</text:p>
          </table:table-cell>
          <table:table-cell office:value-type="float" office:value="41.7873683333333" calcext:value-type="float">
            <text:p>41.7873683333</text:p>
          </table:table-cell>
          <table:table-cell office:value-type="float" office:value="-88.355915" calcext:value-type="float">
            <text:p>-88.355915</text:p>
          </table:table-cell>
          <table:table-cell office:value-type="float" office:value="146.300121004496" calcext:value-type="float">
            <text:p>146.300121004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6</text:p>
          </table:table-cell>
          <table:table-cell office:value-type="float" office:value="41.787345" calcext:value-type="float">
            <text:p>41.787345</text:p>
          </table:table-cell>
          <table:table-cell office:value-type="float" office:value="-88.3559166666667" calcext:value-type="float">
            <text:p>-88.3559166667</text:p>
          </table:table-cell>
          <table:table-cell office:value-type="float" office:value="140.120125970102" calcext:value-type="float">
            <text:p>140.120125970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0:58</text:p>
          </table:table-cell>
          <table:table-cell office:value-type="float" office:value="41.7873283333333" calcext:value-type="float">
            <text:p>41.7873283333</text:p>
          </table:table-cell>
          <table:table-cell office:value-type="float" office:value="-88.3559166666667" calcext:value-type="float">
            <text:p>-88.3559166667</text:p>
          </table:table-cell>
          <table:table-cell office:value-type="float" office:value="139.620128567704" calcext:value-type="float">
            <text:p>139.620128567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0</text:p>
          </table:table-cell>
          <table:table-cell office:value-type="float" office:value="41.7873083333333" calcext:value-type="float">
            <text:p>41.7873083333</text:p>
          </table:table-cell>
          <table:table-cell office:value-type="float" office:value="-88.3559116666667" calcext:value-type="float">
            <text:p>-88.3559116667</text:p>
          </table:table-cell>
          <table:table-cell office:value-type="float" office:value="139.050127697952" calcext:value-type="float">
            <text:p>139.0501276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2</text:p>
          </table:table-cell>
          <table:table-cell office:value-type="float" office:value="41.78729" calcext:value-type="float">
            <text:p>41.78729</text:p>
          </table:table-cell>
          <table:table-cell office:value-type="float" office:value="-88.355915" calcext:value-type="float">
            <text:p>-88.355915</text:p>
          </table:table-cell>
          <table:table-cell office:value-type="float" office:value="135.370133213222" calcext:value-type="float">
            <text:p>135.37013321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4</text:p>
          </table:table-cell>
          <table:table-cell office:value-type="float" office:value="41.7872666666667" calcext:value-type="float">
            <text:p>41.7872666667</text:p>
          </table:table-cell>
          <table:table-cell office:value-type="float" office:value="-88.3559216666667" calcext:value-type="float">
            <text:p>-88.3559216667</text:p>
          </table:table-cell>
          <table:table-cell office:value-type="float" office:value="135.120142165677" calcext:value-type="float">
            <text:p>135.120142165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6</text:p>
          </table:table-cell>
          <table:table-cell office:value-type="float" office:value="41.7872433333333" calcext:value-type="float">
            <text:p>41.7872433333</text:p>
          </table:table-cell>
          <table:table-cell office:value-type="float" office:value="-88.3559316666667" calcext:value-type="float">
            <text:p>-88.3559316667</text:p>
          </table:table-cell>
          <table:table-cell office:value-type="float" office:value="135.490153776035" calcext:value-type="float">
            <text:p>135.4901537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08</text:p>
          </table:table-cell>
          <table:table-cell office:value-type="float" office:value="41.7872233333333" calcext:value-type="float">
            <text:p>41.7872233333</text:p>
          </table:table-cell>
          <table:table-cell office:value-type="float" office:value="-88.3559416666667" calcext:value-type="float">
            <text:p>-88.3559416667</text:p>
          </table:table-cell>
          <table:table-cell office:value-type="float" office:value="134.990164866866" calcext:value-type="float">
            <text:p>134.99016486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0</text:p>
          </table:table-cell>
          <table:table-cell office:value-type="float" office:value="41.7872016666667" calcext:value-type="float">
            <text:p>41.7872016667</text:p>
          </table:table-cell>
          <table:table-cell office:value-type="float" office:value="-88.3559433333333" calcext:value-type="float">
            <text:p>-88.3559433333</text:p>
          </table:table-cell>
          <table:table-cell office:value-type="float" office:value="138.62016957267" calcext:value-type="float">
            <text:p>138.620169572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2</text:p>
          </table:table-cell>
          <table:table-cell office:value-type="float" office:value="41.7871783333333" calcext:value-type="float">
            <text:p>41.7871783333</text:p>
          </table:table-cell>
          <table:table-cell office:value-type="float" office:value="-88.3559466666667" calcext:value-type="float">
            <text:p>-88.3559466667</text:p>
          </table:table-cell>
          <table:table-cell office:value-type="float" office:value="141.740175867179" calcext:value-type="float">
            <text:p>141.74017586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4</text:p>
          </table:table-cell>
          <table:table-cell office:value-type="float" office:value="41.78715" calcext:value-type="float">
            <text:p>41.78715</text:p>
          </table:table-cell>
          <table:table-cell office:value-type="float" office:value="-88.355945" calcext:value-type="float">
            <text:p>-88.355945</text:p>
          </table:table-cell>
          <table:table-cell office:value-type="float" office:value="139.43017895409" calcext:value-type="float">
            <text:p>139.430178954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6</text:p>
          </table:table-cell>
          <table:table-cell office:value-type="float" office:value="41.7871233333333" calcext:value-type="float">
            <text:p>41.7871233333</text:p>
          </table:table-cell>
          <table:table-cell office:value-type="float" office:value="-88.355945" calcext:value-type="float">
            <text:p>-88.355945</text:p>
          </table:table-cell>
          <table:table-cell office:value-type="float" office:value="133.24018311019" calcext:value-type="float">
            <text:p>133.240183110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18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88.35595" calcext:value-type="float">
            <text:p>-88.35595</text:p>
          </table:table-cell>
          <table:table-cell office:value-type="float" office:value="131.800190733631" calcext:value-type="float">
            <text:p>131.800190733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0</text:p>
          </table:table-cell>
          <table:table-cell office:value-type="float" office:value="41.7870783333333" calcext:value-type="float">
            <text:p>41.7870783333</text:p>
          </table:table-cell>
          <table:table-cell office:value-type="float" office:value="-88.3559483333333" calcext:value-type="float">
            <text:p>-88.3559483333</text:p>
          </table:table-cell>
          <table:table-cell office:value-type="float" office:value="136.550192781499" calcext:value-type="float">
            <text:p>136.550192781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1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39.81" calcext:value-type="float">
            <text:p>139.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3</text:p>
          </table:table-cell>
          <table:table-cell office:value-type="float" office:value="41.7870583333333" calcext:value-type="float">
            <text:p>41.7870583333</text:p>
          </table:table-cell>
          <table:table-cell office:value-type="float" office:value="-88.3559533333333" calcext:value-type="float">
            <text:p>-88.3559533333</text:p>
          </table:table-cell>
          <table:table-cell office:value-type="float" office:value="91.1101998854152" calcext:value-type="float">
            <text:p>91.110199885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5</text:p>
          </table:table-cell>
          <table:table-cell office:value-type="float" office:value="41.78705" calcext:value-type="float">
            <text:p>41.78705</text:p>
          </table:table-cell>
          <table:table-cell office:value-type="float" office:value="-88.3559466666667" calcext:value-type="float">
            <text:p>-88.3559466667</text:p>
          </table:table-cell>
          <table:table-cell office:value-type="float" office:value="98.5501958683822" calcext:value-type="float">
            <text:p>98.55019586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7</text:p>
          </table:table-cell>
          <table:table-cell office:value-type="float" office:value="41.787045" calcext:value-type="float">
            <text:p>41.787045</text:p>
          </table:table-cell>
          <table:table-cell office:value-type="float" office:value="-88.3559433333333" calcext:value-type="float">
            <text:p>-88.3559433333</text:p>
          </table:table-cell>
          <table:table-cell office:value-type="float" office:value="98.2401939897435" calcext:value-type="float">
            <text:p>98.240193989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29</text:p>
          </table:table-cell>
          <table:table-cell office:value-type="float" office:value="41.7870383333333" calcext:value-type="float">
            <text:p>41.7870383333</text:p>
          </table:table-cell>
          <table:table-cell office:value-type="float" office:value="-88.35592" calcext:value-type="float">
            <text:p>-88.35592</text:p>
          </table:table-cell>
          <table:table-cell office:value-type="float" office:value="93.4301764234436" calcext:value-type="float">
            <text:p>93.43017642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1</text:p>
          </table:table-cell>
          <table:table-cell office:value-type="float" office:value="41.787035" calcext:value-type="float">
            <text:p>41.787035</text:p>
          </table:table-cell>
          <table:table-cell office:value-type="float" office:value="-88.355895" calcext:value-type="float">
            <text:p>-88.355895</text:p>
          </table:table-cell>
          <table:table-cell office:value-type="float" office:value="95.5501570086862" calcext:value-type="float">
            <text:p>95.55015700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3</text:p>
          </table:table-cell>
          <table:table-cell office:value-type="float" office:value="41.7870333333333" calcext:value-type="float">
            <text:p>41.7870333333</text:p>
          </table:table-cell>
          <table:table-cell office:value-type="float" office:value="-88.35587" calcext:value-type="float">
            <text:p>-88.35587</text:p>
          </table:table-cell>
          <table:table-cell office:value-type="float" office:value="94.490137334176" calcext:value-type="float">
            <text:p>94.49013733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5</text:p>
          </table:table-cell>
          <table:table-cell office:value-type="float" office:value="41.787035" calcext:value-type="float">
            <text:p>41.787035</text:p>
          </table:table-cell>
          <table:table-cell office:value-type="float" office:value="-88.355845" calcext:value-type="float">
            <text:p>-88.355845</text:p>
          </table:table-cell>
          <table:table-cell office:value-type="float" office:value="93.2401171401548" calcext:value-type="float">
            <text:p>93.240117140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7</text:p>
          </table:table-cell>
          <table:table-cell office:value-type="float" office:value="41.7870383333333" calcext:value-type="float">
            <text:p>41.7870383333</text:p>
          </table:table-cell>
          <table:table-cell office:value-type="float" office:value="-88.35582" calcext:value-type="float">
            <text:p>-88.35582</text:p>
          </table:table-cell>
          <table:table-cell office:value-type="float" office:value="99.3000966863763" calcext:value-type="float">
            <text:p>99.300096686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39</text:p>
          </table:table-cell>
          <table:table-cell office:value-type="float" office:value="41.7870433333333" calcext:value-type="float">
            <text:p>41.7870433333</text:p>
          </table:table-cell>
          <table:table-cell office:value-type="float" office:value="-88.3558066666667" calcext:value-type="float">
            <text:p>-88.3558066667</text:p>
          </table:table-cell>
          <table:table-cell office:value-type="float" office:value="102.740085275496" calcext:value-type="float">
            <text:p>102.74008527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1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13.37" calcext:value-type="float">
            <text:p>113.3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2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13.37" calcext:value-type="float">
            <text:p>113.3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4</text:p>
          </table:table-cell>
          <table:table-cell office:value-type="float" office:value="41.787045" calcext:value-type="float">
            <text:p>41.787045</text:p>
          </table:table-cell>
          <table:table-cell office:value-type="float" office:value="-88.3557583333333" calcext:value-type="float">
            <text:p>-88.3557583333</text:p>
          </table:table-cell>
          <table:table-cell office:value-type="float" office:value="123.800046476161" calcext:value-type="float">
            <text:p>123.80004647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6</text:p>
          </table:table-cell>
          <table:table-cell office:value-type="float" office:value="41.7870316666667" calcext:value-type="float">
            <text:p>41.7870316667</text:p>
          </table:table-cell>
          <table:table-cell office:value-type="float" office:value="-88.355735" calcext:value-type="float">
            <text:p>-88.355735</text:p>
          </table:table-cell>
          <table:table-cell office:value-type="float" office:value="129.740029948923" calcext:value-type="float">
            <text:p>129.740029948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48</text:p>
          </table:table-cell>
          <table:table-cell office:value-type="float" office:value="41.7870183333333" calcext:value-type="float">
            <text:p>41.7870183333</text:p>
          </table:table-cell>
          <table:table-cell office:value-type="float" office:value="-88.355715" calcext:value-type="float">
            <text:p>-88.355715</text:p>
          </table:table-cell>
          <table:table-cell office:value-type="float" office:value="128.550016079594" calcext:value-type="float">
            <text:p>128.55001607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1</text:p>
          </table:table-cell>
          <table:table-cell office:value-type="float" office:value="41.7869766666667" calcext:value-type="float">
            <text:p>41.7869766667</text:p>
          </table:table-cell>
          <table:table-cell office:value-type="float" office:value="-88.355685" calcext:value-type="float">
            <text:p>-88.355685</text:p>
          </table:table-cell>
          <table:table-cell office:value-type="float" office:value="139.049998652485" calcext:value-type="float">
            <text:p>139.049998652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3</text:p>
          </table:table-cell>
          <table:table-cell office:value-type="float" office:value="41.78695" calcext:value-type="float">
            <text:p>41.78695</text:p>
          </table:table-cell>
          <table:table-cell office:value-type="float" office:value="-88.35567" calcext:value-type="float">
            <text:p>-88.35567</text:p>
          </table:table-cell>
          <table:table-cell office:value-type="float" office:value="149.489990848094" calcext:value-type="float">
            <text:p>149.48999084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5</text:p>
          </table:table-cell>
          <table:table-cell office:value-type="float" office:value="41.7869366666667" calcext:value-type="float">
            <text:p>41.7869366667</text:p>
          </table:table-cell>
          <table:table-cell office:value-type="float" office:value="-88.355655" calcext:value-type="float">
            <text:p>-88.355655</text:p>
          </table:table-cell>
          <table:table-cell office:value-type="float" office:value="148.119980965634" calcext:value-type="float">
            <text:p>148.119980965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7</text:p>
          </table:table-cell>
          <table:table-cell office:value-type="float" office:value="41.7869216666667" calcext:value-type="float">
            <text:p>41.7869216667</text:p>
          </table:table-cell>
          <table:table-cell office:value-type="float" office:value="-88.355645" calcext:value-type="float">
            <text:p>-88.355645</text:p>
          </table:table-cell>
          <table:table-cell office:value-type="float" office:value="155.04997532978" calcext:value-type="float">
            <text:p>155.04997532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1:59</text:p>
          </table:table-cell>
          <table:table-cell office:value-type="float" office:value="41.7869083333333" calcext:value-type="float">
            <text:p>41.7869083333</text:p>
          </table:table-cell>
          <table:table-cell office:value-type="float" office:value="-88.355635" calcext:value-type="float">
            <text:p>-88.355635</text:p>
          </table:table-cell>
          <table:table-cell office:value-type="float" office:value="151.119969434169" calcext:value-type="float">
            <text:p>151.11996943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1</text:p>
          </table:table-cell>
          <table:table-cell office:value-type="float" office:value="41.7868916666667" calcext:value-type="float">
            <text:p>41.7868916667</text:p>
          </table:table-cell>
          <table:table-cell office:value-type="float" office:value="-88.3556233333333" calcext:value-type="float">
            <text:p>-88.3556233333</text:p>
          </table:table-cell>
          <table:table-cell office:value-type="float" office:value="147.799962729132" calcext:value-type="float">
            <text:p>147.799962729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3</text:p>
          </table:table-cell>
          <table:table-cell office:value-type="float" office:value="41.7868716666667" calcext:value-type="float">
            <text:p>41.7868716667</text:p>
          </table:table-cell>
          <table:table-cell office:value-type="float" office:value="-88.35562" calcext:value-type="float">
            <text:p>-88.35562</text:p>
          </table:table-cell>
          <table:table-cell office:value-type="float" office:value="149.869963188348" calcext:value-type="float">
            <text:p>149.869963188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5</text:p>
          </table:table-cell>
          <table:table-cell office:value-type="float" office:value="41.7868566666667" calcext:value-type="float">
            <text:p>41.7868566667</text:p>
          </table:table-cell>
          <table:table-cell office:value-type="float" office:value="-88.3556166666667" calcext:value-type="float">
            <text:p>-88.3556166667</text:p>
          </table:table-cell>
          <table:table-cell office:value-type="float" office:value="149.369962868286" calcext:value-type="float">
            <text:p>149.369962868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7</text:p>
          </table:table-cell>
          <table:table-cell office:value-type="float" office:value="41.786835" calcext:value-type="float">
            <text:p>41.786835</text:p>
          </table:table-cell>
          <table:table-cell office:value-type="float" office:value="-88.3556216666667" calcext:value-type="float">
            <text:p>-88.3556216667</text:p>
          </table:table-cell>
          <table:table-cell office:value-type="float" office:value="146.929970231986" calcext:value-type="float">
            <text:p>146.9299702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09</text:p>
          </table:table-cell>
          <table:table-cell office:value-type="float" office:value="41.7868183333333" calcext:value-type="float">
            <text:p>41.7868183333</text:p>
          </table:table-cell>
          <table:table-cell office:value-type="float" office:value="-88.3556216666667" calcext:value-type="float">
            <text:p>-88.3556216667</text:p>
          </table:table-cell>
          <table:table-cell office:value-type="float" office:value="151.119972829568" calcext:value-type="float">
            <text:p>151.11997282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1</text:p>
          </table:table-cell>
          <table:table-cell office:value-type="float" office:value="41.7868033333333" calcext:value-type="float">
            <text:p>41.7868033333</text:p>
          </table:table-cell>
          <table:table-cell office:value-type="float" office:value="-88.3556216666667" calcext:value-type="float">
            <text:p>-88.3556216667</text:p>
          </table:table-cell>
          <table:table-cell office:value-type="float" office:value="149.92997516739" calcext:value-type="float">
            <text:p>149.929975167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3</text:p>
          </table:table-cell>
          <table:table-cell office:value-type="float" office:value="41.7867866666667" calcext:value-type="float">
            <text:p>41.7867866667</text:p>
          </table:table-cell>
          <table:table-cell office:value-type="float" office:value="-88.3556183333333" calcext:value-type="float">
            <text:p>-88.3556183333</text:p>
          </table:table-cell>
          <table:table-cell office:value-type="float" office:value="145.799975107078" calcext:value-type="float">
            <text:p>145.799975107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5</text:p>
          </table:table-cell>
          <table:table-cell office:value-type="float" office:value="41.7867666666667" calcext:value-type="float">
            <text:p>41.7867666667</text:p>
          </table:table-cell>
          <table:table-cell office:value-type="float" office:value="-88.3556166666667" calcext:value-type="float">
            <text:p>-88.3556166667</text:p>
          </table:table-cell>
          <table:table-cell office:value-type="float" office:value="148.239976895223" calcext:value-type="float">
            <text:p>148.239976895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7</text:p>
          </table:table-cell>
          <table:table-cell office:value-type="float" office:value="41.78674" calcext:value-type="float">
            <text:p>41.78674</text:p>
          </table:table-cell>
          <table:table-cell office:value-type="float" office:value="-88.355625" calcext:value-type="float">
            <text:p>-88.355625</text:p>
          </table:table-cell>
          <table:table-cell office:value-type="float" office:value="153.179987696056" calcext:value-type="float">
            <text:p>153.179987696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19</text:p>
          </table:table-cell>
          <table:table-cell office:value-type="float" office:value="41.7867133333333" calcext:value-type="float">
            <text:p>41.7867133333</text:p>
          </table:table-cell>
          <table:table-cell office:value-type="float" office:value="-88.3556283333333" calcext:value-type="float">
            <text:p>-88.3556283333</text:p>
          </table:table-cell>
          <table:table-cell office:value-type="float" office:value="153.679994510046" calcext:value-type="float">
            <text:p>153.6799945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1</text:p>
          </table:table-cell>
          <table:table-cell office:value-type="float" office:value="41.786685" calcext:value-type="float">
            <text:p>41.786685</text:p>
          </table:table-cell>
          <table:table-cell office:value-type="float" office:value="-88.3556283333333" calcext:value-type="float">
            <text:p>-88.3556283333</text:p>
          </table:table-cell>
          <table:table-cell office:value-type="float" office:value="150.799998925898" calcext:value-type="float">
            <text:p>150.799998925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3</text:p>
          </table:table-cell>
          <table:table-cell office:value-type="float" office:value="41.78666" calcext:value-type="float">
            <text:p>41.78666</text:p>
          </table:table-cell>
          <table:table-cell office:value-type="float" office:value="-88.3556283333333" calcext:value-type="float">
            <text:p>-88.3556283333</text:p>
          </table:table-cell>
          <table:table-cell office:value-type="float" office:value="149.870002822231" calcext:value-type="float">
            <text:p>149.87000282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5</text:p>
          </table:table-cell>
          <table:table-cell office:value-type="float" office:value="41.7866433333333" calcext:value-type="float">
            <text:p>41.7866433333</text:p>
          </table:table-cell>
          <table:table-cell office:value-type="float" office:value="-88.355635" calcext:value-type="float">
            <text:p>-88.355635</text:p>
          </table:table-cell>
          <table:table-cell office:value-type="float" office:value="152.870010735549" calcext:value-type="float">
            <text:p>152.87001073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7</text:p>
          </table:table-cell>
          <table:table-cell office:value-type="float" office:value="41.7866183333333" calcext:value-type="float">
            <text:p>41.7866183333</text:p>
          </table:table-cell>
          <table:table-cell office:value-type="float" office:value="-88.3556383333333" calcext:value-type="float">
            <text:p>-88.3556383333</text:p>
          </table:table-cell>
          <table:table-cell office:value-type="float" office:value="153.120017289752" calcext:value-type="float">
            <text:p>153.120017289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29</text:p>
          </table:table-cell>
          <table:table-cell office:value-type="float" office:value="41.7865866666667" calcext:value-type="float">
            <text:p>41.7865866667</text:p>
          </table:table-cell>
          <table:table-cell office:value-type="float" office:value="-88.355645" calcext:value-type="float">
            <text:p>-88.355645</text:p>
          </table:table-cell>
          <table:table-cell office:value-type="float" office:value="150.370027540842" calcext:value-type="float">
            <text:p>150.370027540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1</text:p>
          </table:table-cell>
          <table:table-cell office:value-type="float" office:value="41.786565" calcext:value-type="float">
            <text:p>41.786565</text:p>
          </table:table-cell>
          <table:table-cell office:value-type="float" office:value="-88.3556483333333" calcext:value-type="float">
            <text:p>-88.3556483333</text:p>
          </table:table-cell>
          <table:table-cell office:value-type="float" office:value="146.620033575519" calcext:value-type="float">
            <text:p>146.620033575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3</text:p>
          </table:table-cell>
          <table:table-cell office:value-type="float" office:value="41.786545" calcext:value-type="float">
            <text:p>41.786545</text:p>
          </table:table-cell>
          <table:table-cell office:value-type="float" office:value="-88.3556533333333" calcext:value-type="float">
            <text:p>-88.3556533333</text:p>
          </table:table-cell>
          <table:table-cell office:value-type="float" office:value="149.800040679375" calcext:value-type="float">
            <text:p>149.800040679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5</text:p>
          </table:table-cell>
          <table:table-cell office:value-type="float" office:value="41.7865233333333" calcext:value-type="float">
            <text:p>41.7865233333</text:p>
          </table:table-cell>
          <table:table-cell office:value-type="float" office:value="-88.3556516666667" calcext:value-type="float">
            <text:p>-88.3556516667</text:p>
          </table:table-cell>
          <table:table-cell office:value-type="float" office:value="147.050042727221" calcext:value-type="float">
            <text:p>147.05004272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7</text:p>
          </table:table-cell>
          <table:table-cell office:value-type="float" office:value="41.7865083333333" calcext:value-type="float">
            <text:p>41.7865083333</text:p>
          </table:table-cell>
          <table:table-cell office:value-type="float" office:value="-88.3556516666667" calcext:value-type="float">
            <text:p>-88.3556516667</text:p>
          </table:table-cell>
          <table:table-cell office:value-type="float" office:value="141.680045064993" calcext:value-type="float">
            <text:p>141.68004506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39</text:p>
          </table:table-cell>
          <table:table-cell office:value-type="float" office:value="41.7864916666667" calcext:value-type="float">
            <text:p>41.7864916667</text:p>
          </table:table-cell>
          <table:table-cell office:value-type="float" office:value="-88.3556516666667" calcext:value-type="float">
            <text:p>-88.3556516667</text:p>
          </table:table-cell>
          <table:table-cell office:value-type="float" office:value="136.740047662515" calcext:value-type="float">
            <text:p>136.740047662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2</text:p>
          </table:table-cell>
          <table:table-cell office:value-type="float" office:value="41.786465" calcext:value-type="float">
            <text:p>41.786465</text:p>
          </table:table-cell>
          <table:table-cell office:value-type="float" office:value="-88.3556416666667" calcext:value-type="float">
            <text:p>-88.3556416667</text:p>
          </table:table-cell>
          <table:table-cell office:value-type="float" office:value="121.490043844917" calcext:value-type="float">
            <text:p>121.490043844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4</text:p>
          </table:table-cell>
          <table:table-cell office:value-type="float" office:value="41.786445" calcext:value-type="float">
            <text:p>41.786445</text:p>
          </table:table-cell>
          <table:table-cell office:value-type="float" office:value="-88.3556266666666" calcext:value-type="float">
            <text:p>-88.3556266667</text:p>
          </table:table-cell>
          <table:table-cell office:value-type="float" office:value="125.370035001502" calcext:value-type="float">
            <text:p>125.370035001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5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28.63" calcext:value-type="float">
            <text:p>128.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48</text:p>
          </table:table-cell>
          <table:table-cell office:value-type="float" office:value="41.78641" calcext:value-type="float">
            <text:p>41.78641</text:p>
          </table:table-cell>
          <table:table-cell office:value-type="float" office:value="-88.3555883333333" calcext:value-type="float">
            <text:p>-88.3555883333</text:p>
          </table:table-cell>
          <table:table-cell office:value-type="float" office:value="119.990009890747" calcext:value-type="float">
            <text:p>119.99000989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0</text:p>
          </table:table-cell>
          <table:table-cell office:value-type="float" office:value="41.7863983333333" calcext:value-type="float">
            <text:p>41.7863983333</text:p>
          </table:table-cell>
          <table:table-cell office:value-type="float" office:value="-88.3555666666667" calcext:value-type="float">
            <text:p>-88.3555666667</text:p>
          </table:table-cell>
          <table:table-cell office:value-type="float" office:value="124.869994432842" calcext:value-type="float">
            <text:p>124.869994432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2</text:p>
          </table:table-cell>
          <table:table-cell office:value-type="float" office:value="41.786385" calcext:value-type="float">
            <text:p>41.786385</text:p>
          </table:table-cell>
          <table:table-cell office:value-type="float" office:value="-88.3555516666667" calcext:value-type="float">
            <text:p>-88.3555516667</text:p>
          </table:table-cell>
          <table:table-cell office:value-type="float" office:value="144.049984550439" calcext:value-type="float">
            <text:p>144.049984550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4</text:p>
          </table:table-cell>
          <table:table-cell office:value-type="float" office:value="41.786375" calcext:value-type="float">
            <text:p>41.786375</text:p>
          </table:table-cell>
          <table:table-cell office:value-type="float" office:value="-88.355525" calcext:value-type="float">
            <text:p>-88.355525</text:p>
          </table:table-cell>
          <table:table-cell office:value-type="float" office:value="150.049964845988" calcext:value-type="float">
            <text:p>150.04996484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6</text:p>
          </table:table-cell>
          <table:table-cell office:value-type="float" office:value="41.786365" calcext:value-type="float">
            <text:p>41.786365</text:p>
          </table:table-cell>
          <table:table-cell office:value-type="float" office:value="-88.3555083333333" calcext:value-type="float">
            <text:p>-88.3555083333</text:p>
          </table:table-cell>
          <table:table-cell office:value-type="float" office:value="146.489953115154" calcext:value-type="float">
            <text:p>146.489953115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2:58</text:p>
          </table:table-cell>
          <table:table-cell office:value-type="float" office:value="41.7863533333333" calcext:value-type="float">
            <text:p>41.7863533333</text:p>
          </table:table-cell>
          <table:table-cell office:value-type="float" office:value="-88.3555" calcext:value-type="float">
            <text:p>-88.3555</text:p>
          </table:table-cell>
          <table:table-cell office:value-type="float" office:value="143.619948288751" calcext:value-type="float">
            <text:p>143.619948288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0</text:p>
          </table:table-cell>
          <table:table-cell office:value-type="float" office:value="41.7863383333333" calcext:value-type="float">
            <text:p>41.7863383333</text:p>
          </table:table-cell>
          <table:table-cell office:value-type="float" office:value="-88.3554966666667" calcext:value-type="float">
            <text:p>-88.3554966667</text:p>
          </table:table-cell>
          <table:table-cell office:value-type="float" office:value="141.179947968658" calcext:value-type="float">
            <text:p>141.17994796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2</text:p>
          </table:table-cell>
          <table:table-cell office:value-type="float" office:value="41.7863216666667" calcext:value-type="float">
            <text:p>41.7863216667</text:p>
          </table:table-cell>
          <table:table-cell office:value-type="float" office:value="-88.355495" calcext:value-type="float">
            <text:p>-88.355495</text:p>
          </table:table-cell>
          <table:table-cell office:value-type="float" office:value="140.299949237252" calcext:value-type="float">
            <text:p>140.299949237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4</text:p>
          </table:table-cell>
          <table:table-cell office:value-type="float" office:value="41.7863066666667" calcext:value-type="float">
            <text:p>41.7863066667</text:p>
          </table:table-cell>
          <table:table-cell office:value-type="float" office:value="-88.35549" calcext:value-type="float">
            <text:p>-88.35549</text:p>
          </table:table-cell>
          <table:table-cell office:value-type="float" office:value="136.429947588223" calcext:value-type="float">
            <text:p>136.429947588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6</text:p>
          </table:table-cell>
          <table:table-cell office:value-type="float" office:value="41.7862916666667" calcext:value-type="float">
            <text:p>41.7862916667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41.869947268128" calcext:value-type="float">
            <text:p>141.86994726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08</text:p>
          </table:table-cell>
          <table:table-cell office:value-type="float" office:value="41.78627" calcext:value-type="float">
            <text:p>41.78627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40.869950644906" calcext:value-type="float">
            <text:p>140.869950644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0</text:p>
          </table:table-cell>
          <table:table-cell office:value-type="float" office:value="41.7862433333333" calcext:value-type="float">
            <text:p>41.7862433333</text:p>
          </table:table-cell>
          <table:table-cell office:value-type="float" office:value="-88.3554883333333" calcext:value-type="float">
            <text:p>-88.3554883333</text:p>
          </table:table-cell>
          <table:table-cell office:value-type="float" office:value="141.429956129867" calcext:value-type="float">
            <text:p>141.42995612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2</text:p>
          </table:table-cell>
          <table:table-cell office:value-type="float" office:value="41.7862216666667" calcext:value-type="float">
            <text:p>41.7862216667</text:p>
          </table:table-cell>
          <table:table-cell office:value-type="float" office:value="-88.3554883333333" calcext:value-type="float">
            <text:p>-88.3554883333</text:p>
          </table:table-cell>
          <table:table-cell office:value-type="float" office:value="140.549959506634" calcext:value-type="float">
            <text:p>140.549959506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4</text:p>
          </table:table-cell>
          <table:table-cell office:value-type="float" office:value="41.7861916666667" calcext:value-type="float">
            <text:p>41.7861916667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38.429962853219" calcext:value-type="float">
            <text:p>138.42996285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6</text:p>
          </table:table-cell>
          <table:table-cell office:value-type="float" office:value="41.7861666666667" calcext:value-type="float">
            <text:p>41.7861666667</text:p>
          </table:table-cell>
          <table:table-cell office:value-type="float" office:value="-88.3554916666667" calcext:value-type="float">
            <text:p>-88.3554916667</text:p>
          </table:table-cell>
          <table:table-cell office:value-type="float" office:value="139.239970736268" calcext:value-type="float">
            <text:p>139.239970736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18</text:p>
          </table:table-cell>
          <table:table-cell office:value-type="float" office:value="41.7861433333333" calcext:value-type="float">
            <text:p>41.7861433333</text:p>
          </table:table-cell>
          <table:table-cell office:value-type="float" office:value="-88.3554916666667" calcext:value-type="float">
            <text:p>-88.3554916667</text:p>
          </table:table-cell>
          <table:table-cell office:value-type="float" office:value="139.869974372767" calcext:value-type="float">
            <text:p>139.869974372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0</text:p>
          </table:table-cell>
          <table:table-cell office:value-type="float" office:value="41.7861216666667" calcext:value-type="float">
            <text:p>41.7861216667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40.929973762723" calcext:value-type="float">
            <text:p>140.929973762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2</text:p>
          </table:table-cell>
          <table:table-cell office:value-type="float" office:value="41.7861" calcext:value-type="float">
            <text:p>41.7861</text:p>
          </table:table-cell>
          <table:table-cell office:value-type="float" office:value="-88.3554883333333" calcext:value-type="float">
            <text:p>-88.3554883333</text:p>
          </table:table-cell>
          <table:table-cell office:value-type="float" office:value="141.299978468394" calcext:value-type="float">
            <text:p>141.299978468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4</text:p>
          </table:table-cell>
          <table:table-cell office:value-type="float" office:value="41.7860783333333" calcext:value-type="float">
            <text:p>41.7860783333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38.989980516201" calcext:value-type="float">
            <text:p>138.98998051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6</text:p>
          </table:table-cell>
          <table:table-cell office:value-type="float" office:value="41.7860516666667" calcext:value-type="float">
            <text:p>41.7860516667</text:p>
          </table:table-cell>
          <table:table-cell office:value-type="float" office:value="-88.35549" calcext:value-type="float">
            <text:p>-88.35549</text:p>
          </table:table-cell>
          <table:table-cell office:value-type="float" office:value="135.739987330035" calcext:value-type="float">
            <text:p>135.7399873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28</text:p>
          </table:table-cell>
          <table:table-cell office:value-type="float" office:value="41.7860283333333" calcext:value-type="float">
            <text:p>41.7860283333</text:p>
          </table:table-cell>
          <table:table-cell office:value-type="float" office:value="-88.3554916666667" calcext:value-type="float">
            <text:p>-88.3554916667</text:p>
          </table:table-cell>
          <table:table-cell office:value-type="float" office:value="125.549992295436" calcext:value-type="float">
            <text:p>125.549992295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0</text:p>
          </table:table-cell>
          <table:table-cell office:value-type="float" office:value="41.7860083333333" calcext:value-type="float">
            <text:p>41.7860083333</text:p>
          </table:table-cell>
          <table:table-cell office:value-type="float" office:value="-88.3554866666667" calcext:value-type="float">
            <text:p>-88.3554866667</text:p>
          </table:table-cell>
          <table:table-cell office:value-type="float" office:value="125.119991425627" calcext:value-type="float">
            <text:p>125.119991425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2</text:p>
          </table:table-cell>
          <table:table-cell office:value-type="float" office:value="41.7859866666667" calcext:value-type="float">
            <text:p>41.7859866667</text:p>
          </table:table-cell>
          <table:table-cell office:value-type="float" office:value="-88.35548" calcext:value-type="float">
            <text:p>-88.35548</text:p>
          </table:table-cell>
          <table:table-cell office:value-type="float" office:value="126.619989486637" calcext:value-type="float">
            <text:p>126.619989486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4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54766666667" calcext:value-type="float">
            <text:p>-88.3554766667</text:p>
          </table:table-cell>
          <table:table-cell office:value-type="float" office:value="123.549988906763" calcext:value-type="float">
            <text:p>123.549988906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6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546" calcext:value-type="float">
            <text:p>-88.35546</text:p>
          </table:table-cell>
          <table:table-cell office:value-type="float" office:value="121.429976396743" calcext:value-type="float">
            <text:p>121.42997639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38</text:p>
          </table:table-cell>
          <table:table-cell office:value-type="float" office:value="41.7859583333333" calcext:value-type="float">
            <text:p>41.7859583333</text:p>
          </table:table-cell>
          <table:table-cell office:value-type="float" office:value="-88.3554366666667" calcext:value-type="float">
            <text:p>-88.3554366667</text:p>
          </table:table-cell>
          <table:table-cell office:value-type="float" office:value="124.739959350265" calcext:value-type="float">
            <text:p>124.73995935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1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53983333333" calcext:value-type="float">
            <text:p>-88.3553983333</text:p>
          </table:table-cell>
          <table:table-cell office:value-type="float" office:value="136.119928525223" calcext:value-type="float">
            <text:p>136.119928525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3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53716666667" calcext:value-type="float">
            <text:p>-88.3553716667</text:p>
          </table:table-cell>
          <table:table-cell office:value-type="float" office:value="131.869907262411" calcext:value-type="float">
            <text:p>131.86990726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5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53466666667" calcext:value-type="float">
            <text:p>-88.3553466667</text:p>
          </table:table-cell>
          <table:table-cell office:value-type="float" office:value="131.799887328527" calcext:value-type="float">
            <text:p>131.799887328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7</text:p>
          </table:table-cell>
          <table:table-cell office:value-type="float" office:value="41.7859616666667" calcext:value-type="float">
            <text:p>41.7859616667</text:p>
          </table:table-cell>
          <table:table-cell office:value-type="float" office:value="-88.35532" calcext:value-type="float">
            <text:p>-88.35532</text:p>
          </table:table-cell>
          <table:table-cell office:value-type="float" office:value="128.929865805968" calcext:value-type="float">
            <text:p>128.92986580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49</text:p>
          </table:table-cell>
          <table:table-cell office:value-type="float" office:value="41.7859566666667" calcext:value-type="float">
            <text:p>41.7859566667</text:p>
          </table:table-cell>
          <table:table-cell office:value-type="float" office:value="-88.3552933333333" calcext:value-type="float">
            <text:p>-88.3552933333</text:p>
          </table:table-cell>
          <table:table-cell office:value-type="float" office:value="123.179845322414" calcext:value-type="float">
            <text:p>123.17984532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1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5265" calcext:value-type="float">
            <text:p>-88.355265</text:p>
          </table:table-cell>
          <table:table-cell office:value-type="float" office:value="126.989822211181" calcext:value-type="float">
            <text:p>126.989822211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3</text:p>
          </table:table-cell>
          <table:table-cell office:value-type="float" office:value="41.785965" calcext:value-type="float">
            <text:p>41.785965</text:p>
          </table:table-cell>
          <table:table-cell office:value-type="float" office:value="-88.3552416666667" calcext:value-type="float">
            <text:p>-88.3552416667</text:p>
          </table:table-cell>
          <table:table-cell office:value-type="float" office:value="126.049802826971" calcext:value-type="float">
            <text:p>126.04980282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5</text:p>
          </table:table-cell>
          <table:table-cell office:value-type="float" office:value="41.7859666666667" calcext:value-type="float">
            <text:p>41.7859666667</text:p>
          </table:table-cell>
          <table:table-cell office:value-type="float" office:value="-88.355215" calcext:value-type="float">
            <text:p>-88.355215</text:p>
          </table:table-cell>
          <table:table-cell office:value-type="float" office:value="127.549781304414" calcext:value-type="float">
            <text:p>127.549781304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7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5185" calcext:value-type="float">
            <text:p>-88.355185</text:p>
          </table:table-cell>
          <table:table-cell office:value-type="float" office:value="121.299757124008" calcext:value-type="float">
            <text:p>121.29975712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3:59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51583333333" calcext:value-type="float">
            <text:p>-88.3551583333</text:p>
          </table:table-cell>
          <table:table-cell office:value-type="float" office:value="126.369735081943" calcext:value-type="float">
            <text:p>126.369735081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1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51333333333" calcext:value-type="float">
            <text:p>-88.3551333333</text:p>
          </table:table-cell>
          <table:table-cell office:value-type="float" office:value="121.359715148066" calcext:value-type="float">
            <text:p>121.35971514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3</text:p>
          </table:table-cell>
          <table:table-cell office:value-type="float" office:value="41.7859766666667" calcext:value-type="float">
            <text:p>41.7859766667</text:p>
          </table:table-cell>
          <table:table-cell office:value-type="float" office:value="-88.355105" calcext:value-type="float">
            <text:p>-88.355105</text:p>
          </table:table-cell>
          <table:table-cell office:value-type="float" office:value="123.03969203683" calcext:value-type="float">
            <text:p>123.039692036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4</text:p>
          </table:table-cell>
          <table:table-cell office:value-type="float" office:value="41.7859783333333" calcext:value-type="float">
            <text:p>41.7859783333</text:p>
          </table:table-cell>
          <table:table-cell office:value-type="float" office:value="-88.3550916666667" calcext:value-type="float">
            <text:p>-88.3550916667</text:p>
          </table:table-cell>
          <table:table-cell office:value-type="float" office:value="122.549681145674" calcext:value-type="float">
            <text:p>122.549681145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6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507" calcext:value-type="float">
            <text:p>-88.35507</text:p>
          </table:table-cell>
          <table:table-cell office:value-type="float" office:value="132.549663609893" calcext:value-type="float">
            <text:p>132.54966360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08</text:p>
          </table:table-cell>
          <table:table-cell office:value-type="float" office:value="41.7859833333333" calcext:value-type="float">
            <text:p>41.7859833333</text:p>
          </table:table-cell>
          <table:table-cell office:value-type="float" office:value="-88.35506" calcext:value-type="float">
            <text:p>-88.35506</text:p>
          </table:table-cell>
          <table:table-cell office:value-type="float" office:value="129.67965511683" calcext:value-type="float">
            <text:p>129.679655116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0</text:p>
          </table:table-cell>
          <table:table-cell office:value-type="float" office:value="41.7859833333333" calcext:value-type="float">
            <text:p>41.7859833333</text:p>
          </table:table-cell>
          <table:table-cell office:value-type="float" office:value="-88.3550583333333" calcext:value-type="float">
            <text:p>-88.3550583333</text:p>
          </table:table-cell>
          <table:table-cell office:value-type="float" office:value="160.489653787905" calcext:value-type="float">
            <text:p>160.489653787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2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50516666667" calcext:value-type="float">
            <text:p>-88.3550516667</text:p>
          </table:table-cell>
          <table:table-cell office:value-type="float" office:value="213.489647433177" calcext:value-type="float">
            <text:p>213.48964743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4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50416666667" calcext:value-type="float">
            <text:p>-88.3550416667</text:p>
          </table:table-cell>
          <table:table-cell office:value-type="float" office:value="217.989639459627" calcext:value-type="float">
            <text:p>217.989639459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6</text:p>
          </table:table-cell>
          <table:table-cell office:value-type="float" office:value="41.7859916666667" calcext:value-type="float">
            <text:p>41.7859916667</text:p>
          </table:table-cell>
          <table:table-cell office:value-type="float" office:value="-88.3550266666667" calcext:value-type="float">
            <text:p>-88.3550266667</text:p>
          </table:table-cell>
          <table:table-cell office:value-type="float" office:value="217.179627239543" calcext:value-type="float">
            <text:p>217.179627239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18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50133333333" calcext:value-type="float">
            <text:p>-88.3550133333</text:p>
          </table:table-cell>
          <table:table-cell office:value-type="float" office:value="218.429616867901" calcext:value-type="float">
            <text:p>218.429616867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0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49916666667" calcext:value-type="float">
            <text:p>-88.3549916667</text:p>
          </table:table-cell>
          <table:table-cell office:value-type="float" office:value="209.929599591876" calcext:value-type="float">
            <text:p>209.929599591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2</text:p>
          </table:table-cell>
          <table:table-cell office:value-type="float" office:value="41.785985" calcext:value-type="float">
            <text:p>41.785985</text:p>
          </table:table-cell>
          <table:table-cell office:value-type="float" office:value="-88.354975" calcext:value-type="float">
            <text:p>-88.354975</text:p>
          </table:table-cell>
          <table:table-cell office:value-type="float" office:value="214.929587081903" calcext:value-type="float">
            <text:p>214.929587081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4</text:p>
          </table:table-cell>
          <table:table-cell office:value-type="float" office:value="41.7859833333333" calcext:value-type="float">
            <text:p>41.7859833333</text:p>
          </table:table-cell>
          <table:table-cell office:value-type="float" office:value="-88.35496" calcext:value-type="float">
            <text:p>-88.35496</text:p>
          </table:table-cell>
          <table:table-cell office:value-type="float" office:value="216.989575381339" calcext:value-type="float">
            <text:p>216.989575381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6</text:p>
          </table:table-cell>
          <table:table-cell office:value-type="float" office:value="41.785985" calcext:value-type="float">
            <text:p>41.785985</text:p>
          </table:table-cell>
          <table:table-cell office:value-type="float" office:value="-88.35494" calcext:value-type="float">
            <text:p>-88.35494</text:p>
          </table:table-cell>
          <table:table-cell office:value-type="float" office:value="216.049559174484" calcext:value-type="float">
            <text:p>216.049559174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28</text:p>
          </table:table-cell>
          <table:table-cell office:value-type="float" office:value="41.7859816666667" calcext:value-type="float">
            <text:p>41.7859816667</text:p>
          </table:table-cell>
          <table:table-cell office:value-type="float" office:value="-88.3549266666667" calcext:value-type="float">
            <text:p>-88.3549266667</text:p>
          </table:table-cell>
          <table:table-cell office:value-type="float" office:value="216.739549062606" calcext:value-type="float">
            <text:p>216.739549062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0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49116666667" calcext:value-type="float">
            <text:p>-88.3549116667</text:p>
          </table:table-cell>
          <table:table-cell office:value-type="float" office:value="215.119538401085" calcext:value-type="float">
            <text:p>215.119538401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2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48916666667" calcext:value-type="float">
            <text:p>-88.3548916667</text:p>
          </table:table-cell>
          <table:table-cell office:value-type="float" office:value="214.549523233274" calcext:value-type="float">
            <text:p>214.549523233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4</text:p>
          </table:table-cell>
          <table:table-cell office:value-type="float" office:value="41.78597" calcext:value-type="float">
            <text:p>41.78597</text:p>
          </table:table-cell>
          <table:table-cell office:value-type="float" office:value="-88.354865" calcext:value-type="float">
            <text:p>-88.354865</text:p>
          </table:table-cell>
          <table:table-cell office:value-type="float" office:value="221.119501710729" calcext:value-type="float">
            <text:p>221.11950171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6</text:p>
          </table:table-cell>
          <table:table-cell office:value-type="float" office:value="41.7859766666667" calcext:value-type="float">
            <text:p>41.7859766667</text:p>
          </table:table-cell>
          <table:table-cell office:value-type="float" office:value="-88.3548366666667" calcext:value-type="float">
            <text:p>-88.3548366667</text:p>
          </table:table-cell>
          <table:table-cell office:value-type="float" office:value="219.549478079976" calcext:value-type="float">
            <text:p>219.5494780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38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8083333333" calcext:value-type="float">
            <text:p>-88.3548083333</text:p>
          </table:table-cell>
          <table:table-cell office:value-type="float" office:value="216.489454968744" calcext:value-type="float">
            <text:p>216.48945496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0</text:p>
          </table:table-cell>
          <table:table-cell office:value-type="float" office:value="41.7859816666667" calcext:value-type="float">
            <text:p>41.7859816667</text:p>
          </table:table-cell>
          <table:table-cell office:value-type="float" office:value="-88.3547816666667" calcext:value-type="float">
            <text:p>-88.3547816667</text:p>
          </table:table-cell>
          <table:table-cell office:value-type="float" office:value="221.179433446198" calcext:value-type="float">
            <text:p>221.17943344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2</text:p>
          </table:table-cell>
          <table:table-cell office:value-type="float" office:value="41.7859833333333" calcext:value-type="float">
            <text:p>41.7859833333</text:p>
          </table:table-cell>
          <table:table-cell office:value-type="float" office:value="-88.3547533333333" calcext:value-type="float">
            <text:p>-88.3547533333</text:p>
          </table:table-cell>
          <table:table-cell office:value-type="float" office:value="213.179410594728" calcext:value-type="float">
            <text:p>213.179410594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4</text:p>
          </table:table-cell>
          <table:table-cell office:value-type="float" office:value="41.7859833333333" calcext:value-type="float">
            <text:p>41.7859833333</text:p>
          </table:table-cell>
          <table:table-cell office:value-type="float" office:value="-88.3547283333333" calcext:value-type="float">
            <text:p>-88.3547283333</text:p>
          </table:table-cell>
          <table:table-cell office:value-type="float" office:value="214.73939066087" calcext:value-type="float">
            <text:p>214.739390660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6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47" calcext:value-type="float">
            <text:p>-88.3547</text:p>
          </table:table-cell>
          <table:table-cell office:value-type="float" office:value="212.369367030108" calcext:value-type="float">
            <text:p>212.369367030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48</text:p>
          </table:table-cell>
          <table:table-cell office:value-type="float" office:value="41.78599" calcext:value-type="float">
            <text:p>41.78599</text:p>
          </table:table-cell>
          <table:table-cell office:value-type="float" office:value="-88.3546783333333" calcext:value-type="float">
            <text:p>-88.3546783333</text:p>
          </table:table-cell>
          <table:table-cell office:value-type="float" office:value="215.989349754099" calcext:value-type="float">
            <text:p>215.989349754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0</text:p>
          </table:table-cell>
          <table:table-cell office:value-type="float" office:value="41.7859866666667" calcext:value-type="float">
            <text:p>41.7859866667</text:p>
          </table:table-cell>
          <table:table-cell office:value-type="float" office:value="-88.354655" calcext:value-type="float">
            <text:p>-88.354655</text:p>
          </table:table-cell>
          <table:table-cell office:value-type="float" office:value="216.119331668698" calcext:value-type="float">
            <text:p>216.119331668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2</text:p>
          </table:table-cell>
          <table:table-cell office:value-type="float" office:value="41.7859866666667" calcext:value-type="float">
            <text:p>41.7859866667</text:p>
          </table:table-cell>
          <table:table-cell office:value-type="float" office:value="-88.35463" calcext:value-type="float">
            <text:p>-88.35463</text:p>
          </table:table-cell>
          <table:table-cell office:value-type="float" office:value="214.619311734844" calcext:value-type="float">
            <text:p>214.61931173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4</text:p>
          </table:table-cell>
          <table:table-cell office:value-type="float" office:value="41.785985" calcext:value-type="float">
            <text:p>41.785985</text:p>
          </table:table-cell>
          <table:table-cell office:value-type="float" office:value="-88.35461" calcext:value-type="float">
            <text:p>-88.35461</text:p>
          </table:table-cell>
          <table:table-cell office:value-type="float" office:value="217.179296047529" calcext:value-type="float">
            <text:p>217.179296047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6</text:p>
          </table:table-cell>
          <table:table-cell office:value-type="float" office:value="41.785985" calcext:value-type="float">
            <text:p>41.785985</text:p>
          </table:table-cell>
          <table:table-cell office:value-type="float" office:value="-88.3545833333333" calcext:value-type="float">
            <text:p>-88.3545833333</text:p>
          </table:table-cell>
          <table:table-cell office:value-type="float" office:value="211.549274784755" calcext:value-type="float">
            <text:p>211.549274784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4:58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5583333333" calcext:value-type="float">
            <text:p>-88.3545583333</text:p>
          </table:table-cell>
          <table:table-cell office:value-type="float" office:value="209.799255630209" calcext:value-type="float">
            <text:p>209.799255630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0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5383333333" calcext:value-type="float">
            <text:p>-88.3545383333</text:p>
          </table:table-cell>
          <table:table-cell office:value-type="float" office:value="207.489239683132" calcext:value-type="float">
            <text:p>207.489239683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2</text:p>
          </table:table-cell>
          <table:table-cell office:value-type="float" office:value="41.7859783333333" calcext:value-type="float">
            <text:p>41.7859783333</text:p>
          </table:table-cell>
          <table:table-cell office:value-type="float" office:value="-88.3545133333333" calcext:value-type="float">
            <text:p>-88.3545133333</text:p>
          </table:table-cell>
          <table:table-cell office:value-type="float" office:value="210.799220009056" calcext:value-type="float">
            <text:p>210.799220009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4</text:p>
          </table:table-cell>
          <table:table-cell office:value-type="float" office:value="41.7859783333333" calcext:value-type="float">
            <text:p>41.7859783333</text:p>
          </table:table-cell>
          <table:table-cell office:value-type="float" office:value="-88.35449" calcext:value-type="float">
            <text:p>-88.35449</text:p>
          </table:table-cell>
          <table:table-cell office:value-type="float" office:value="208.989201404136" calcext:value-type="float">
            <text:p>208.989201404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6</text:p>
          </table:table-cell>
          <table:table-cell office:value-type="float" office:value="41.7859783333333" calcext:value-type="float">
            <text:p>41.7859783333</text:p>
          </table:table-cell>
          <table:table-cell office:value-type="float" office:value="-88.3544633333333" calcext:value-type="float">
            <text:p>-88.3544633333</text:p>
          </table:table-cell>
          <table:table-cell office:value-type="float" office:value="209.429180141371" calcext:value-type="float">
            <text:p>209.429180141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08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4383333333" calcext:value-type="float">
            <text:p>-88.3544383333</text:p>
          </table:table-cell>
          <table:table-cell office:value-type="float" office:value="212.739159947761" calcext:value-type="float">
            <text:p>212.739159947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0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4183333333" calcext:value-type="float">
            <text:p>-88.3544183333</text:p>
          </table:table-cell>
          <table:table-cell office:value-type="float" office:value="210.369144000689" calcext:value-type="float">
            <text:p>210.369144000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2</text:p>
          </table:table-cell>
          <table:table-cell office:value-type="float" office:value="41.78598" calcext:value-type="float">
            <text:p>41.78598</text:p>
          </table:table-cell>
          <table:table-cell office:value-type="float" office:value="-88.35439" calcext:value-type="float">
            <text:p>-88.35439</text:p>
          </table:table-cell>
          <table:table-cell office:value-type="float" office:value="206.619121409006" calcext:value-type="float">
            <text:p>206.61912140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4</text:p>
          </table:table-cell>
          <table:table-cell office:value-type="float" office:value="41.7859766666667" calcext:value-type="float">
            <text:p>41.7859766667</text:p>
          </table:table-cell>
          <table:table-cell office:value-type="float" office:value="-88.3543733333333" calcext:value-type="float">
            <text:p>-88.3543733333</text:p>
          </table:table-cell>
          <table:table-cell office:value-type="float" office:value="236.119108639325" calcext:value-type="float">
            <text:p>236.119108639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6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435" calcext:value-type="float">
            <text:p>-88.35435</text:p>
          </table:table-cell>
          <table:table-cell office:value-type="float" office:value="275.119090294184" calcext:value-type="float">
            <text:p>275.119090294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18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43283333333" calcext:value-type="float">
            <text:p>-88.3543283333</text:p>
          </table:table-cell>
          <table:table-cell office:value-type="float" office:value="337.989073277968" calcext:value-type="float">
            <text:p>337.98907327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0</text:p>
          </table:table-cell>
          <table:table-cell office:value-type="float" office:value="41.78597" calcext:value-type="float">
            <text:p>41.78597</text:p>
          </table:table-cell>
          <table:table-cell office:value-type="float" office:value="-88.35431" calcext:value-type="float">
            <text:p>-88.35431</text:p>
          </table:table-cell>
          <table:table-cell office:value-type="float" office:value="17.109059179371" calcext:value-type="float">
            <text:p>17.109059179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2</text:p>
          </table:table-cell>
          <table:table-cell office:value-type="float" office:value="41.7859633333333" calcext:value-type="float">
            <text:p>41.7859633333</text:p>
          </table:table-cell>
          <table:table-cell office:value-type="float" office:value="-88.3542883333333" calcext:value-type="float">
            <text:p>-88.3542883333</text:p>
          </table:table-cell>
          <table:table-cell office:value-type="float" office:value="15.4890429424787" calcext:value-type="float">
            <text:p>15.489042942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4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4265" calcext:value-type="float">
            <text:p>-88.354265</text:p>
          </table:table-cell>
          <table:table-cell office:value-type="float" office:value="17.429024857122" calcext:value-type="float">
            <text:p>17.429024857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6</text:p>
          </table:table-cell>
          <table:table-cell office:value-type="float" office:value="41.78596" calcext:value-type="float">
            <text:p>41.78596</text:p>
          </table:table-cell>
          <table:table-cell office:value-type="float" office:value="-88.35424" calcext:value-type="float">
            <text:p>-88.35424</text:p>
          </table:table-cell>
          <table:table-cell office:value-type="float" office:value="20.4890049232989" calcext:value-type="float">
            <text:p>20.489004923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28</text:p>
          </table:table-cell>
          <table:table-cell office:value-type="float" office:value="41.7859633333333" calcext:value-type="float">
            <text:p>41.7859633333</text:p>
          </table:table-cell>
          <table:table-cell office:value-type="float" office:value="-88.35421" calcext:value-type="float">
            <text:p>-88.35421</text:p>
          </table:table-cell>
          <table:table-cell office:value-type="float" office:value="23.6089804831632" calcext:value-type="float">
            <text:p>23.608980483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0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41816666667" calcext:value-type="float">
            <text:p>-88.3541816667</text:p>
          </table:table-cell>
          <table:table-cell office:value-type="float" office:value="23.2389571121727" calcext:value-type="float">
            <text:p>23.238957112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2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4155" calcext:value-type="float">
            <text:p>-88.354155</text:p>
          </table:table-cell>
          <table:table-cell office:value-type="float" office:value="21.7989348103252" calcext:value-type="float">
            <text:p>21.798934810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4</text:p>
          </table:table-cell>
          <table:table-cell office:value-type="float" office:value="41.7859766666667" calcext:value-type="float">
            <text:p>41.7859766667</text:p>
          </table:table-cell>
          <table:table-cell office:value-type="float" office:value="-88.35413" calcext:value-type="float">
            <text:p>-88.35413</text:p>
          </table:table-cell>
          <table:table-cell office:value-type="float" office:value="20.6089146167264" calcext:value-type="float">
            <text:p>20.608914616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6</text:p>
          </table:table-cell>
          <table:table-cell office:value-type="float" office:value="41.7859766666667" calcext:value-type="float">
            <text:p>41.7859766667</text:p>
          </table:table-cell>
          <table:table-cell office:value-type="float" office:value="-88.354105" calcext:value-type="float">
            <text:p>-88.354105</text:p>
          </table:table-cell>
          <table:table-cell office:value-type="float" office:value="15.9288946829052" calcext:value-type="float">
            <text:p>15.928894682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38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40783333333" calcext:value-type="float">
            <text:p>-88.3540783333</text:p>
          </table:table-cell>
          <table:table-cell office:value-type="float" office:value="18.2388736799421" calcext:value-type="float">
            <text:p>18.238873679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0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40516666667" calcext:value-type="float">
            <text:p>-88.3540516667</text:p>
          </table:table-cell>
          <table:table-cell office:value-type="float" office:value="18.6788524172032" calcext:value-type="float">
            <text:p>18.678852417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2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40233333333" calcext:value-type="float">
            <text:p>-88.3540233333</text:p>
          </table:table-cell>
          <table:table-cell office:value-type="float" office:value="17.0488308646612" calcext:value-type="float">
            <text:p>17.0488308647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4</text:p>
          </table:table-cell>
          <table:table-cell office:value-type="float" office:value="41.7859733333333" calcext:value-type="float">
            <text:p>41.7859733333</text:p>
          </table:table-cell>
          <table:table-cell office:value-type="float" office:value="-88.3539883333333" calcext:value-type="float">
            <text:p>-88.3539883333</text:p>
          </table:table-cell>
          <table:table-cell office:value-type="float" office:value="16.2988021779845" calcext:value-type="float">
            <text:p>16.29880217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6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39583333333" calcext:value-type="float">
            <text:p>-88.3539583333</text:p>
          </table:table-cell>
          <table:table-cell office:value-type="float" office:value="14.5487779976294" calcext:value-type="float">
            <text:p>14.5487779976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49</text:p>
          </table:table-cell>
          <table:table-cell office:value-type="float" office:value="41.355" calcext:value-type="float">
            <text:p>41.355</text:p>
          </table:table-cell>
          <table:table-cell office:value-type="float" office:value="-88.787" calcext:value-type="float">
            <text:p>-88.787</text:p>
          </table:table-cell>
          <table:table-cell office:value-type="float" office:value="17.81" calcext:value-type="float">
            <text:p>17.81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1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38833333333" calcext:value-type="float">
            <text:p>-88.3538833333</text:p>
          </table:table-cell>
          <table:table-cell office:value-type="float" office:value="0.36871923532876" calcext:value-type="float">
            <text:p>0.368719235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3</text:p>
          </table:table-cell>
          <table:table-cell office:value-type="float" office:value="41.7859683333333" calcext:value-type="float">
            <text:p>41.7859683333</text:p>
          </table:table-cell>
          <table:table-cell office:value-type="float" office:value="-88.3538583333333" calcext:value-type="float">
            <text:p>-88.3538583333</text:p>
          </table:table-cell>
          <table:table-cell office:value-type="float" office:value="344.368699301524" calcext:value-type="float">
            <text:p>344.3686993015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5</text:p>
          </table:table-cell>
          <table:table-cell office:value-type="float" office:value="41.785975" calcext:value-type="float">
            <text:p>41.785975</text:p>
          </table:table-cell>
          <table:table-cell office:value-type="float" office:value="-88.3538366666667" calcext:value-type="float">
            <text:p>-88.3538366667</text:p>
          </table:table-cell>
          <table:table-cell office:value-type="float" office:value="341.738680986428" calcext:value-type="float">
            <text:p>341.738680986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7</text:p>
          </table:table-cell>
          <table:table-cell office:value-type="float" office:value="41.785985" calcext:value-type="float">
            <text:p>41.785985</text:p>
          </table:table-cell>
          <table:table-cell office:value-type="float" office:value="-88.353815" calcext:value-type="float">
            <text:p>-88.353815</text:p>
          </table:table-cell>
          <table:table-cell office:value-type="float" office:value="339.368662151762" calcext:value-type="float">
            <text:p>339.368662151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5:59</text:p>
          </table:table-cell>
          <table:table-cell office:value-type="float" office:value="41.7859933333333" calcext:value-type="float">
            <text:p>41.7859933333</text:p>
          </table:table-cell>
          <table:table-cell office:value-type="float" office:value="-88.3537933333333" calcext:value-type="float">
            <text:p>-88.3537933333</text:p>
          </table:table-cell>
          <table:table-cell office:value-type="float" office:value="339.298643576874" calcext:value-type="float">
            <text:p>339.298643576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1</text:p>
          </table:table-cell>
          <table:table-cell office:value-type="float" office:value="41.786" calcext:value-type="float">
            <text:p>41.786</text:p>
          </table:table-cell>
          <table:table-cell office:value-type="float" office:value="-88.3537716666667" calcext:value-type="float">
            <text:p>-88.3537716667</text:p>
          </table:table-cell>
          <table:table-cell office:value-type="float" office:value="338.738625261767" calcext:value-type="float">
            <text:p>338.7386252618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3</text:p>
          </table:table-cell>
          <table:table-cell office:value-type="float" office:value="41.7860116666667" calcext:value-type="float">
            <text:p>41.7860116667</text:p>
          </table:table-cell>
          <table:table-cell office:value-type="float" office:value="-88.3537516666667" calcext:value-type="float">
            <text:p>-88.3537516667</text:p>
          </table:table-cell>
          <table:table-cell office:value-type="float" office:value="338.36860749622" calcext:value-type="float">
            <text:p>338.3686074962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5</text:p>
          </table:table-cell>
          <table:table-cell office:value-type="float" office:value="41.7860233333333" calcext:value-type="float">
            <text:p>41.7860233333</text:p>
          </table:table-cell>
          <table:table-cell office:value-type="float" office:value="-88.3537266666667" calcext:value-type="float">
            <text:p>-88.3537266667</text:p>
          </table:table-cell>
          <table:table-cell office:value-type="float" office:value="335.178585743904" calcext:value-type="float">
            <text:p>335.1785857439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7</text:p>
          </table:table-cell>
          <table:table-cell office:value-type="float" office:value="41.786035" calcext:value-type="float">
            <text:p>41.786035</text:p>
          </table:table-cell>
          <table:table-cell office:value-type="float" office:value="-88.3537066666667" calcext:value-type="float">
            <text:p>-88.3537066667</text:p>
          </table:table-cell>
          <table:table-cell office:value-type="float" office:value="335.118567978343" calcext:value-type="float">
            <text:p>335.1185679783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09</text:p>
          </table:table-cell>
          <table:table-cell office:value-type="float" office:value="41.78605" calcext:value-type="float">
            <text:p>41.78605</text:p>
          </table:table-cell>
          <table:table-cell office:value-type="float" office:value="-88.3536833333333" calcext:value-type="float">
            <text:p>-88.3536833333</text:p>
          </table:table-cell>
          <table:table-cell office:value-type="float" office:value="336.488547035358" calcext:value-type="float">
            <text:p>336.488547035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string" calcext:value-type="string">
            <text:p>15:36:11</text:p>
          </table:table-cell>
          <table:table-cell office:value-type="float" office:value="41.786065" calcext:value-type="float">
            <text:p>41.786065</text:p>
          </table:table-cell>
          <table:table-cell office:value-type="float" office:value="-88.3536616666667" calcext:value-type="float">
            <text:p>-88.3536616667</text:p>
          </table:table-cell>
          <table:table-cell office:value-type="float" office:value="332.868527421284" calcext:value-type="float">
            <text:p>332.8685274213</text:p>
          </table:table-cell>
        </table:table-row>
      </table:table>
      <table:table table:name="Sheet2" table:style-name="ta1">
        <table:table-column table:style-name="co6" table:number-columns-repeated="20" table:default-cell-style-name="Default"/>
        <table:table-row table:style-name="ro1"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float" office:value="139.490089946391" calcext:value-type="float">
            <text:p>139.4900899464</text:p>
          </table:table-cell>
          <table:table-cell office:value-type="float" office:value="98.5501958683822" calcext:value-type="float">
            <text:p>98.5501958684</text:p>
          </table:table-cell>
          <table:table-cell office:value-type="float" office:value="149.489990848094" calcext:value-type="float">
            <text:p>149.4899908481</text:p>
          </table:table-cell>
          <table:table-cell office:value-type="float" office:value="121.490043844917" calcext:value-type="float">
            <text:p>121.4900438449</text:p>
          </table:table-cell>
          <table:table-cell office:value-type="float" office:value="144.049984550439" calcext:value-type="float">
            <text:p>144.0499845504</text:p>
          </table:table-cell>
          <table:table-cell office:value-type="float" office:value="126.619989486637" calcext:value-type="float">
            <text:p>126.6199894866</text:p>
          </table:table-cell>
          <table:table-cell office:value-type="float" office:value="213.489647433177" calcext:value-type="float">
            <text:p>213.4896474332</text:p>
          </table:table-cell>
          <table:table-cell office:value-type="float" office:value="17.109059179371" calcext:value-type="float">
            <text:p>17.1090591794</text:p>
          </table:table-cell>
          <table:table-cell office:value-type="float" office:value="344.368699301524" calcext:value-type="float">
            <text:p>344.3686993015</text:p>
          </table:table-cell>
          <table:table-cell table:number-columns-repeated="11"/>
        </table:table-row>
        <table:table-row table:style-name="ro1">
          <table:table-cell office:value-type="float" office:value="139.870094193058" calcext:value-type="float">
            <text:p>139.8700941931</text:p>
          </table:table-cell>
          <table:table-cell office:value-type="float" office:value="98.2401939897435" calcext:value-type="float">
            <text:p>98.2401939897</text:p>
          </table:table-cell>
          <table:table-cell office:value-type="float" office:value="148.119980965634" calcext:value-type="float">
            <text:p>148.1199809656</text:p>
          </table:table-cell>
          <table:table-cell office:value-type="float" office:value="125.370035001502" calcext:value-type="float">
            <text:p>125.3700350015</text:p>
          </table:table-cell>
          <table:table-cell office:value-type="float" office:value="150.049964845988" calcext:value-type="float">
            <text:p>150.049964846</text:p>
          </table:table-cell>
          <table:table-cell office:value-type="float" office:value="123.549988906763" calcext:value-type="float">
            <text:p>123.5499889068</text:p>
          </table:table-cell>
          <table:table-cell office:value-type="float" office:value="217.989639459627" calcext:value-type="float">
            <text:p>217.9896394596</text:p>
          </table:table-cell>
          <table:table-cell office:value-type="float" office:value="15.4890429424787" calcext:value-type="float">
            <text:p>15.4890429425</text:p>
          </table:table-cell>
          <table:table-cell office:value-type="float" office:value="341.738680986428" calcext:value-type="float">
            <text:p>341.7386809864</text:p>
          </table:table-cell>
          <table:table-cell table:number-columns-repeated="11"/>
        </table:table-row>
        <table:table-row table:style-name="ro1">
          <table:table-cell office:value-type="float" office:value="138.870093933292" calcext:value-type="float">
            <text:p>138.8700939333</text:p>
          </table:table-cell>
          <table:table-cell office:value-type="float" office:value="93.4301764234436" calcext:value-type="float">
            <text:p>93.4301764234</text:p>
          </table:table-cell>
          <table:table-cell office:value-type="float" office:value="155.04997532978" calcext:value-type="float">
            <text:p>155.0499753298</text:p>
          </table:table-cell>
          <table:table-cell office:value-type="float" office:value="128.63" calcext:value-type="float">
            <text:p>128.63</text:p>
          </table:table-cell>
          <table:table-cell office:value-type="float" office:value="146.489953115154" calcext:value-type="float">
            <text:p>146.4899531152</text:p>
          </table:table-cell>
          <table:table-cell office:value-type="float" office:value="121.429976396743" calcext:value-type="float">
            <text:p>121.4299763967</text:p>
          </table:table-cell>
          <table:table-cell office:value-type="float" office:value="217.179627239543" calcext:value-type="float">
            <text:p>217.1796272395</text:p>
          </table:table-cell>
          <table:table-cell office:value-type="float" office:value="17.429024857122" calcext:value-type="float">
            <text:p>17.4290248571</text:p>
          </table:table-cell>
          <table:table-cell office:value-type="float" office:value="339.368662151762" calcext:value-type="float">
            <text:p>339.3686621518</text:p>
          </table:table-cell>
          <table:table-cell table:number-columns-repeated="11"/>
        </table:table-row>
        <table:table-row table:style-name="ro1">
          <table:table-cell office:value-type="float" office:value="137.050098699491" calcext:value-type="float">
            <text:p>137.0500986995</text:p>
          </table:table-cell>
          <table:table-cell office:value-type="float" office:value="95.5501570086862" calcext:value-type="float">
            <text:p>95.5501570087</text:p>
          </table:table-cell>
          <table:table-cell office:value-type="float" office:value="151.119969434169" calcext:value-type="float">
            <text:p>151.1199694342</text:p>
          </table:table-cell>
          <table:table-cell office:value-type="float" office:value="119.990009890747" calcext:value-type="float">
            <text:p>119.9900098907</text:p>
          </table:table-cell>
          <table:table-cell office:value-type="float" office:value="143.619948288751" calcext:value-type="float">
            <text:p>143.6199482888</text:p>
          </table:table-cell>
          <table:table-cell office:value-type="float" office:value="124.739959350265" calcext:value-type="float">
            <text:p>124.7399593503</text:p>
          </table:table-cell>
          <table:table-cell office:value-type="float" office:value="218.429616867901" calcext:value-type="float">
            <text:p>218.4296168679</text:p>
          </table:table-cell>
          <table:table-cell office:value-type="float" office:value="20.4890049232989" calcext:value-type="float">
            <text:p>20.4890049233</text:p>
          </table:table-cell>
          <table:table-cell office:value-type="float" office:value="339.298643576874" calcext:value-type="float">
            <text:p>339.2986435769</text:p>
          </table:table-cell>
          <table:table-cell table:number-columns-repeated="11"/>
        </table:table-row>
        <table:table-row table:style-name="ro1">
          <table:table-cell office:value-type="float" office:value="144.80010129715" calcext:value-type="float">
            <text:p>144.8001012972</text:p>
          </table:table-cell>
          <table:table-cell office:value-type="float" office:value="94.490137334176" calcext:value-type="float">
            <text:p>94.4901373342</text:p>
          </table:table-cell>
          <table:table-cell office:value-type="float" office:value="147.799962729132" calcext:value-type="float">
            <text:p>147.7999627291</text:p>
          </table:table-cell>
          <table:table-cell office:value-type="float" office:value="124.869994432842" calcext:value-type="float">
            <text:p>124.8699944328</text:p>
          </table:table-cell>
          <table:table-cell office:value-type="float" office:value="141.179947968658" calcext:value-type="float">
            <text:p>141.1799479687</text:p>
          </table:table-cell>
          <table:table-cell office:value-type="float" office:value="136.119928525223" calcext:value-type="float">
            <text:p>136.1199285252</text:p>
          </table:table-cell>
          <table:table-cell office:value-type="float" office:value="209.929599591876" calcext:value-type="float">
            <text:p>209.9295995919</text:p>
          </table:table-cell>
          <table:table-cell office:value-type="float" office:value="23.6089804831632" calcext:value-type="float">
            <text:p>23.6089804832</text:p>
          </table:table-cell>
          <table:table-cell office:value-type="float" office:value="338.738625261767" calcext:value-type="float">
            <text:p>338.7386252618</text:p>
          </table:table-cell>
          <table:table-cell table:number-columns-repeated="11"/>
        </table:table-row>
        <table:table-row table:style-name="ro1">
          <table:table-cell office:value-type="float" office:value="142.740104414336" calcext:value-type="float">
            <text:p>142.7401044143</text:p>
          </table:table-cell>
          <table:table-cell/>
          <table:table-cell office:value-type="float" office:value="149.869963188348" calcext:value-type="float">
            <text:p>149.8699631883</text:p>
          </table:table-cell>
          <table:table-cell/>
          <table:table-cell office:value-type="float" office:value="140.299949237252" calcext:value-type="float">
            <text:p>140.2999492373</text:p>
          </table:table-cell>
          <table:table-cell office:value-type="float" office:value="131.869907262411" calcext:value-type="float">
            <text:p>131.8699072624</text:p>
          </table:table-cell>
          <table:table-cell office:value-type="float" office:value="214.929587081903" calcext:value-type="float">
            <text:p>214.9295870819</text:p>
          </table:table-cell>
          <table:table-cell office:value-type="float" office:value="23.2389571121727" calcext:value-type="float">
            <text:p>23.2389571122</text:p>
          </table:table-cell>
          <table:table-cell office:value-type="float" office:value="338.36860749622" calcext:value-type="float">
            <text:p>338.3686074962</text:p>
          </table:table-cell>
          <table:table-cell table:number-columns-repeated="11"/>
        </table:table-row>
        <table:table-row table:style-name="ro1">
          <table:table-cell office:value-type="float" office:value="136.870102765326" calcext:value-type="float">
            <text:p>136.8701027653</text:p>
          </table:table-cell>
          <table:table-cell/>
          <table:table-cell office:value-type="float" office:value="149.369962868286" calcext:value-type="float">
            <text:p>149.3699628683</text:p>
          </table:table-cell>
          <table:table-cell/>
          <table:table-cell office:value-type="float" office:value="136.429947588223" calcext:value-type="float">
            <text:p>136.4299475882</text:p>
          </table:table-cell>
          <table:table-cell office:value-type="float" office:value="131.799887328527" calcext:value-type="float">
            <text:p>131.7998873285</text:p>
          </table:table-cell>
          <table:table-cell office:value-type="float" office:value="216.989575381339" calcext:value-type="float">
            <text:p>216.9895753813</text:p>
          </table:table-cell>
          <table:table-cell office:value-type="float" office:value="21.7989348103252" calcext:value-type="float">
            <text:p>21.7989348103</text:p>
          </table:table-cell>
          <table:table-cell office:value-type="float" office:value="335.178585743904" calcext:value-type="float">
            <text:p>335.1785857439</text:p>
          </table:table-cell>
          <table:table-cell table:number-columns-repeated="11"/>
        </table:table-row>
        <table:table-row table:style-name="ro1">
          <table:table-cell office:value-type="float" office:value="138.180090224828" calcext:value-type="float">
            <text:p>138.1800902248</text:p>
          </table:table-cell>
          <table:table-cell/>
          <table:table-cell office:value-type="float" office:value="146.929970231986" calcext:value-type="float">
            <text:p>146.929970232</text:p>
          </table:table-cell>
          <table:table-cell/>
          <table:table-cell office:value-type="float" office:value="141.869947268128" calcext:value-type="float">
            <text:p>141.8699472681</text:p>
          </table:table-cell>
          <table:table-cell office:value-type="float" office:value="128.929865805968" calcext:value-type="float">
            <text:p>128.929865806</text:p>
          </table:table-cell>
          <table:table-cell office:value-type="float" office:value="216.049559174484" calcext:value-type="float">
            <text:p>216.0495591745</text:p>
          </table:table-cell>
          <table:table-cell office:value-type="float" office:value="20.6089146167264" calcext:value-type="float">
            <text:p>20.6089146167</text:p>
          </table:table-cell>
          <table:table-cell office:value-type="float" office:value="335.118567978343" calcext:value-type="float">
            <text:p>335.1185679783</text:p>
          </table:table-cell>
          <table:table-cell table:number-columns-repeated="11"/>
        </table:table-row>
        <table:table-row table:style-name="ro1">
          <table:table-cell office:value-type="float" office:value="140.990082450526" calcext:value-type="float">
            <text:p>140.9900824505</text:p>
          </table:table-cell>
          <table:table-cell/>
          <table:table-cell office:value-type="float" office:value="151.119972829568" calcext:value-type="float">
            <text:p>151.1199728296</text:p>
          </table:table-cell>
          <table:table-cell/>
          <table:table-cell office:value-type="float" office:value="140.869950644906" calcext:value-type="float">
            <text:p>140.8699506449</text:p>
          </table:table-cell>
          <table:table-cell office:value-type="float" office:value="123.179845322414" calcext:value-type="float">
            <text:p>123.1798453224</text:p>
          </table:table-cell>
          <table:table-cell office:value-type="float" office:value="216.739549062606" calcext:value-type="float">
            <text:p>216.7395490626</text:p>
          </table:table-cell>
          <table:table-cell office:value-type="float" office:value="15.9288946829052" calcext:value-type="float">
            <text:p>15.9288946829</text:p>
          </table:table-cell>
          <table:table-cell office:value-type="float" office:value="336.488547035358" calcext:value-type="float">
            <text:p>336.4885470354</text:p>
          </table:table-cell>
          <table:table-cell table:number-columns-repeated="11"/>
        </table:table-row>
        <table:table-row table:style-name="ro1">
          <table:table-cell office:value-type="float" office:value="142.800077853688" calcext:value-type="float">
            <text:p>142.8000778537</text:p>
          </table:table-cell>
          <table:table-cell/>
          <table:table-cell office:value-type="float" office:value="149.92997516739" calcext:value-type="float">
            <text:p>149.9299751674</text:p>
          </table:table-cell>
          <table:table-cell/>
          <table:table-cell office:value-type="float" office:value="141.429956129867" calcext:value-type="float">
            <text:p>141.4299561299</text:p>
          </table:table-cell>
          <table:table-cell office:value-type="float" office:value="126.989822211181" calcext:value-type="float">
            <text:p>126.9898222112</text:p>
          </table:table-cell>
          <table:table-cell office:value-type="float" office:value="215.119538401085" calcext:value-type="float">
            <text:p>215.1195384011</text:p>
          </table:table-cell>
          <table:table-cell office:value-type="float" office:value="18.2388736799421" calcext:value-type="float">
            <text:p>18.2388736799</text:p>
          </table:table-cell>
          <table:table-cell office:value-type="float" office:value="332.868527421284" calcext:value-type="float">
            <text:p>332.8685274213</text:p>
          </table:table-cell>
          <table:table-cell table:number-columns-repeated="11"/>
        </table:table-row>
        <table:table-row table:style-name="ro1">
          <table:table-cell office:value-type="float" office:value="141.490089204418" calcext:value-type="float">
            <text:p>141.4900892044</text:p>
          </table:table-cell>
          <table:table-cell/>
          <table:table-cell office:value-type="float" office:value="145.799975107078" calcext:value-type="float">
            <text:p>145.7999751071</text:p>
          </table:table-cell>
          <table:table-cell/>
          <table:table-cell office:value-type="float" office:value="140.549959506634" calcext:value-type="float">
            <text:p>140.5499595066</text:p>
          </table:table-cell>
          <table:table-cell office:value-type="float" office:value="126.049802826971" calcext:value-type="float">
            <text:p>126.049802827</text:p>
          </table:table-cell>
          <table:table-cell office:value-type="float" office:value="214.549523233274" calcext:value-type="float">
            <text:p>214.5495232333</text:p>
          </table:table-cell>
          <table:table-cell office:value-type="float" office:value="18.6788524172032" calcext:value-type="float">
            <text:p>18.6788524172</text:p>
          </table:table-cell>
          <table:table-cell table:number-columns-repeated="12"/>
        </table:table-row>
        <table:table-row table:style-name="ro1">
          <table:table-cell office:value-type="float" office:value="144.050094719754" calcext:value-type="float">
            <text:p>144.0500947198</text:p>
          </table:table-cell>
          <table:table-cell/>
          <table:table-cell office:value-type="float" office:value="148.239976895223" calcext:value-type="float">
            <text:p>148.2399768952</text:p>
          </table:table-cell>
          <table:table-cell/>
          <table:table-cell office:value-type="float" office:value="138.429962853219" calcext:value-type="float">
            <text:p>138.4299628532</text:p>
          </table:table-cell>
          <table:table-cell office:value-type="float" office:value="127.549781304414" calcext:value-type="float">
            <text:p>127.5497813044</text:p>
          </table:table-cell>
          <table:table-cell office:value-type="float" office:value="221.119501710729" calcext:value-type="float">
            <text:p>221.1195017107</text:p>
          </table:table-cell>
          <table:table-cell office:value-type="float" office:value="17.0488308646612" calcext:value-type="float">
            <text:p>17.0488308647</text:p>
          </table:table-cell>
          <table:table-cell table:number-columns-repeated="12"/>
        </table:table-row>
        <table:table-row table:style-name="ro1">
          <table:table-cell office:value-type="float" office:value="140.990097317396" calcext:value-type="float">
            <text:p>140.9900973174</text:p>
          </table:table-cell>
          <table:table-cell/>
          <table:table-cell office:value-type="float" office:value="153.179987696056" calcext:value-type="float">
            <text:p>153.1799876961</text:p>
          </table:table-cell>
          <table:table-cell/>
          <table:table-cell office:value-type="float" office:value="139.239970736268" calcext:value-type="float">
            <text:p>139.2399707363</text:p>
          </table:table-cell>
          <table:table-cell office:value-type="float" office:value="121.299757124008" calcext:value-type="float">
            <text:p>121.299757124</text:p>
          </table:table-cell>
          <table:table-cell office:value-type="float" office:value="219.549478079976" calcext:value-type="float">
            <text:p>219.54947808</text:p>
          </table:table-cell>
          <table:table-cell office:value-type="float" office:value="16.2988021779845" calcext:value-type="float">
            <text:p>16.298802178</text:p>
          </table:table-cell>
          <table:table-cell table:number-columns-repeated="12"/>
        </table:table-row>
        <table:table-row table:style-name="ro1">
          <table:table-cell office:value-type="float" office:value="143.620097516873" calcext:value-type="float">
            <text:p>143.6200975169</text:p>
          </table:table-cell>
          <table:table-cell/>
          <table:table-cell office:value-type="float" office:value="153.679994510046" calcext:value-type="float">
            <text:p>153.67999451</text:p>
          </table:table-cell>
          <table:table-cell/>
          <table:table-cell office:value-type="float" office:value="139.869974372767" calcext:value-type="float">
            <text:p>139.8699743728</text:p>
          </table:table-cell>
          <table:table-cell office:value-type="float" office:value="126.369735081943" calcext:value-type="float">
            <text:p>126.3697350819</text:p>
          </table:table-cell>
          <table:table-cell office:value-type="float" office:value="216.489454968744" calcext:value-type="float">
            <text:p>216.4894549687</text:p>
          </table:table-cell>
          <table:table-cell office:value-type="float" office:value="14.5487779976294" calcext:value-type="float">
            <text:p>14.5487779976</text:p>
          </table:table-cell>
          <table:table-cell table:number-columns-repeated="12"/>
        </table:table-row>
        <table:table-row table:style-name="ro1">
          <table:table-cell office:value-type="float" office:value="146.370100374273" calcext:value-type="float">
            <text:p>146.3701003743</text:p>
          </table:table-cell>
          <table:table-cell/>
          <table:table-cell office:value-type="float" office:value="150.799998925898" calcext:value-type="float">
            <text:p>150.7999989259</text:p>
          </table:table-cell>
          <table:table-cell/>
          <table:table-cell office:value-type="float" office:value="140.929973762723" calcext:value-type="float">
            <text:p>140.9299737627</text:p>
          </table:table-cell>
          <table:table-cell office:value-type="float" office:value="121.359715148066" calcext:value-type="float">
            <text:p>121.3597151481</text:p>
          </table:table-cell>
          <table:table-cell office:value-type="float" office:value="221.179433446198" calcext:value-type="float">
            <text:p>221.1794334462</text:p>
          </table:table-cell>
          <table:table-cell office:value-type="float" office:value="17.81" calcext:value-type="float">
            <text:p>17.81</text:p>
          </table:table-cell>
          <table:table-cell table:number-columns-repeated="12"/>
        </table:table-row>
        <table:table-row table:style-name="ro1">
          <table:table-cell office:value-type="float" office:value="144.550111205442" calcext:value-type="float">
            <text:p>144.5501112054</text:p>
          </table:table-cell>
          <table:table-cell/>
          <table:table-cell office:value-type="float" office:value="149.870002822231" calcext:value-type="float">
            <text:p>149.8700028222</text:p>
          </table:table-cell>
          <table:table-cell/>
          <table:table-cell office:value-type="float" office:value="141.299978468394" calcext:value-type="float">
            <text:p>141.2999784684</text:p>
          </table:table-cell>
          <table:table-cell office:value-type="float" office:value="123.03969203683" calcext:value-type="float">
            <text:p>123.0396920368</text:p>
          </table:table-cell>
          <table:table-cell office:value-type="float" office:value="213.179410594728" calcext:value-type="float">
            <text:p>213.1794105947</text:p>
          </table:table-cell>
          <table:table-cell table:number-columns-repeated="13"/>
        </table:table-row>
        <table:table-row table:style-name="ro1">
          <table:table-cell office:value-type="float" office:value="142.550115361646" calcext:value-type="float">
            <text:p>142.5501153616</text:p>
          </table:table-cell>
          <table:table-cell/>
          <table:table-cell office:value-type="float" office:value="152.870010735549" calcext:value-type="float">
            <text:p>152.8700107355</text:p>
          </table:table-cell>
          <table:table-cell/>
          <table:table-cell office:value-type="float" office:value="138.989980516201" calcext:value-type="float">
            <text:p>138.9899805162</text:p>
          </table:table-cell>
          <table:table-cell office:value-type="float" office:value="122.549681145674" calcext:value-type="float">
            <text:p>122.5496811457</text:p>
          </table:table-cell>
          <table:table-cell office:value-type="float" office:value="214.73939066087" calcext:value-type="float">
            <text:p>214.7393906609</text:p>
          </table:table-cell>
          <table:table-cell table:number-columns-repeated="13"/>
        </table:table-row>
        <table:table-row table:style-name="ro1">
          <table:table-cell office:value-type="float" office:value="141.99010839678" calcext:value-type="float">
            <text:p>141.9901083968</text:p>
          </table:table-cell>
          <table:table-cell/>
          <table:table-cell office:value-type="float" office:value="153.120017289752" calcext:value-type="float">
            <text:p>153.1200172898</text:p>
          </table:table-cell>
          <table:table-cell/>
          <table:table-cell office:value-type="float" office:value="135.739987330035" calcext:value-type="float">
            <text:p>135.73998733</text:p>
          </table:table-cell>
          <table:table-cell office:value-type="float" office:value="132.549663609893" calcext:value-type="float">
            <text:p>132.5496636099</text:p>
          </table:table-cell>
          <table:table-cell office:value-type="float" office:value="212.369367030108" calcext:value-type="float">
            <text:p>212.3693670301</text:p>
          </table:table-cell>
          <table:table-cell table:number-columns-repeated="13"/>
        </table:table-row>
        <table:table-row table:style-name="ro1">
          <table:table-cell office:value-type="float" office:value="141.68010911577" calcext:value-type="float">
            <text:p>141.6801091158</text:p>
          </table:table-cell>
          <table:table-cell/>
          <table:table-cell office:value-type="float" office:value="150.370027540842" calcext:value-type="float">
            <text:p>150.3700275408</text:p>
          </table:table-cell>
          <table:table-cell/>
          <table:table-cell office:value-type="float" office:value="125.549992295436" calcext:value-type="float">
            <text:p>125.5499922954</text:p>
          </table:table-cell>
          <table:table-cell office:value-type="float" office:value="129.67965511683" calcext:value-type="float">
            <text:p>129.6796551168</text:p>
          </table:table-cell>
          <table:table-cell office:value-type="float" office:value="215.989349754099" calcext:value-type="float">
            <text:p>215.9893497541</text:p>
          </table:table-cell>
          <table:table-cell table:number-columns-repeated="13"/>
        </table:table-row>
        <table:table-row table:style-name="ro1">
          <table:table-cell office:value-type="float" office:value="142.300106367401" calcext:value-type="float">
            <text:p>142.3001063674</text:p>
          </table:table-cell>
          <table:table-cell/>
          <table:table-cell office:value-type="float" office:value="146.620033575519" calcext:value-type="float">
            <text:p>146.6200335755</text:p>
          </table:table-cell>
          <table:table-cell/>
          <table:table-cell office:value-type="float" office:value="125.119991425627" calcext:value-type="float">
            <text:p>125.1199914256</text:p>
          </table:table-cell>
          <table:table-cell/>
          <table:table-cell office:value-type="float" office:value="216.119331668698" calcext:value-type="float">
            <text:p>216.1193316687</text:p>
          </table:table-cell>
          <table:table-cell table:number-columns-repeated="13"/>
        </table:table-row>
        <table:table-row table:style-name="ro1">
          <table:table-cell office:value-type="float" office:value="141.370111852549" calcext:value-type="float">
            <text:p>141.3701118525</text:p>
          </table:table-cell>
          <table:table-cell/>
          <table:table-cell office:value-type="float" office:value="149.800040679375" calcext:value-type="float">
            <text:p>149.8000406794</text:p>
          </table:table-cell>
          <table:table-cell table:number-columns-repeated="3"/>
          <table:table-cell office:value-type="float" office:value="214.619311734844" calcext:value-type="float">
            <text:p>214.6193117348</text:p>
          </table:table-cell>
          <table:table-cell table:number-columns-repeated="13"/>
        </table:table-row>
        <table:table-row table:style-name="ro1">
          <table:table-cell office:value-type="float" office:value="138.990116558406" calcext:value-type="float">
            <text:p>138.9901165584</text:p>
          </table:table-cell>
          <table:table-cell/>
          <table:table-cell office:value-type="float" office:value="147.050042727221" calcext:value-type="float">
            <text:p>147.0500427272</text:p>
          </table:table-cell>
          <table:table-cell table:number-columns-repeated="3"/>
          <table:table-cell office:value-type="float" office:value="217.179296047529" calcext:value-type="float">
            <text:p>217.1792960475</text:p>
          </table:table-cell>
          <table:table-cell table:number-columns-repeated="13"/>
        </table:table-row>
        <table:table-row table:style-name="ro1">
          <table:table-cell office:value-type="float" office:value="146.300121004496" calcext:value-type="float">
            <text:p>146.3001210045</text:p>
          </table:table-cell>
          <table:table-cell/>
          <table:table-cell office:value-type="float" office:value="141.680045064993" calcext:value-type="float">
            <text:p>141.680045065</text:p>
          </table:table-cell>
          <table:table-cell table:number-columns-repeated="3"/>
          <table:table-cell office:value-type="float" office:value="211.549274784755" calcext:value-type="float">
            <text:p>211.5492747848</text:p>
          </table:table-cell>
          <table:table-cell table:number-columns-repeated="13"/>
        </table:table-row>
        <table:table-row table:style-name="ro1">
          <table:table-cell office:value-type="float" office:value="140.120125970102" calcext:value-type="float">
            <text:p>140.1201259701</text:p>
          </table:table-cell>
          <table:table-cell/>
          <table:table-cell office:value-type="float" office:value="136.740047662515" calcext:value-type="float">
            <text:p>136.7400476625</text:p>
          </table:table-cell>
          <table:table-cell table:number-columns-repeated="3"/>
          <table:table-cell office:value-type="float" office:value="209.799255630209" calcext:value-type="float">
            <text:p>209.7992556302</text:p>
          </table:table-cell>
          <table:table-cell table:number-columns-repeated="13"/>
        </table:table-row>
        <table:table-row table:style-name="ro1">
          <table:table-cell office:value-type="float" office:value="139.620128567704" calcext:value-type="float">
            <text:p>139.6201285677</text:p>
          </table:table-cell>
          <table:table-cell table:number-columns-repeated="5"/>
          <table:table-cell office:value-type="float" office:value="207.489239683132" calcext:value-type="float">
            <text:p>207.4892396831</text:p>
          </table:table-cell>
          <table:table-cell table:number-columns-repeated="13"/>
        </table:table-row>
        <table:table-row table:style-name="ro1">
          <table:table-cell office:value-type="float" office:value="139.050127697952" calcext:value-type="float">
            <text:p>139.050127698</text:p>
          </table:table-cell>
          <table:table-cell table:number-columns-repeated="5"/>
          <table:table-cell office:value-type="float" office:value="210.799220009056" calcext:value-type="float">
            <text:p>210.7992200091</text:p>
          </table:table-cell>
          <table:table-cell table:number-columns-repeated="13"/>
        </table:table-row>
        <table:table-row table:style-name="ro1">
          <table:table-cell office:value-type="float" office:value="135.370133213222" calcext:value-type="float">
            <text:p>135.3701332132</text:p>
          </table:table-cell>
          <table:table-cell table:number-columns-repeated="5"/>
          <table:table-cell office:value-type="float" office:value="208.989201404136" calcext:value-type="float">
            <text:p>208.9892014041</text:p>
          </table:table-cell>
          <table:table-cell table:number-columns-repeated="13"/>
        </table:table-row>
        <table:table-row table:style-name="ro1">
          <table:table-cell office:value-type="float" office:value="135.120142165677" calcext:value-type="float">
            <text:p>135.1201421657</text:p>
          </table:table-cell>
          <table:table-cell table:number-columns-repeated="5"/>
          <table:table-cell office:value-type="float" office:value="209.429180141371" calcext:value-type="float">
            <text:p>209.4291801414</text:p>
          </table:table-cell>
          <table:table-cell table:number-columns-repeated="13"/>
        </table:table-row>
        <table:table-row table:style-name="ro1">
          <table:table-cell office:value-type="float" office:value="135.490153776035" calcext:value-type="float">
            <text:p>135.490153776</text:p>
          </table:table-cell>
          <table:table-cell table:number-columns-repeated="5"/>
          <table:table-cell office:value-type="float" office:value="212.739159947761" calcext:value-type="float">
            <text:p>212.7391599478</text:p>
          </table:table-cell>
          <table:table-cell table:number-columns-repeated="13"/>
        </table:table-row>
        <table:table-row table:style-name="ro1">
          <table:table-cell office:value-type="float" office:value="134.990164866866" calcext:value-type="float">
            <text:p>134.9901648669</text:p>
          </table:table-cell>
          <table:table-cell table:number-columns-repeated="5"/>
          <table:table-cell office:value-type="float" office:value="210.369144000689" calcext:value-type="float">
            <text:p>210.3691440007</text:p>
          </table:table-cell>
          <table:table-cell table:number-columns-repeated="13"/>
        </table:table-row>
        <table:table-row table:style-name="ro1">
          <table:table-cell office:value-type="float" office:value="138.62016957267" calcext:value-type="float">
            <text:p>138.6201695727</text:p>
          </table:table-cell>
          <table:table-cell table:number-columns-repeated="19"/>
        </table:table-row>
        <table:table-row table:style-name="ro1">
          <table:table-cell office:value-type="float" office:value="141.740175867179" calcext:value-type="float">
            <text:p>141.7401758672</text:p>
          </table:table-cell>
          <table:table-cell table:number-columns-repeated="19"/>
        </table:table-row>
        <table:table-row table:style-name="ro1">
          <table:table-cell office:value-type="float" office:value="139.43017895409" calcext:value-type="float">
            <text:p>139.4301789541</text:p>
          </table:table-cell>
          <table:table-cell table:number-columns-repeated="19"/>
        </table:table-row>
        <table:table-row table:style-name="ro1">
          <table:table-cell office:value-type="float" office:value="133.24018311019" calcext:value-type="float">
            <text:p>133.2401831102</text:p>
          </table:table-cell>
          <table:table-cell table:number-columns-repeated="19"/>
        </table:table-row>
        <table:table-row table:style-name="ro1">
          <table:table-cell office:value-type="float" office:value="131.800190733631" calcext:value-type="float">
            <text:p>131.8001907336</text:p>
          </table:table-cell>
          <table:table-cell table:number-columns-repeated="19"/>
        </table:table-row>
        <table:table-row table:style-name="ro1">
          <table:table-cell office:value-type="float" office:value="136.550192781499" calcext:value-type="float">
            <text:p>136.5501927815</text:p>
          </table:table-cell>
          <table:table-cell table:number-columns-repeated="19"/>
        </table:table-row>
        <table:table-row table:style-name="ro1">
          <table:table-cell office:value-type="float" office:value="139.81" calcext:value-type="float">
            <text:p>139.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A-B</text:p>
          </table:table-cell>
          <table:table-cell office:value-type="string" calcext:value-type="string">
            <text:p>B-C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-F</text:p>
          </table:table-cell>
          <table:table-cell office:value-type="string" calcext:value-type="string">
            <text:p>F-G</text:p>
          </table:table-cell>
          <table:table-cell office:value-type="string" calcext:value-type="string">
            <text:p>G-H</text:p>
          </table:table-cell>
          <table:table-cell office:value-type="string" calcext:value-type="string">
            <text:p>H-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AVERAGE([.A2:.A38])" office:value-type="float" office:value="139.969307622976" calcext:value-type="float">
            <text:p>139.969307623</text:p>
          </table:table-cell>
          <table:table-cell table:formula="of:=AVERAGE([.B2:.B38])" office:value-type="float" office:value="96.0521721248863" calcext:value-type="float">
            <text:p>96.0521721249</text:p>
          </table:table-cell>
          <table:table-cell table:formula="of:=AVERAGE([.C2:.C38])" office:value-type="float" office:value="149.109163534362" calcext:value-type="float">
            <text:p>149.1091635344</text:p>
          </table:table-cell>
          <table:table-cell table:formula="of:=AVERAGE([.D2:.D38])" office:value-type="float" office:value="124.070016634002" calcext:value-type="float">
            <text:p>124.070016634</text:p>
          </table:table-cell>
          <table:table-cell table:formula="of:=AVERAGE([.E2:.E38])" office:value-type="float" office:value="139.600466045234" calcext:value-type="float">
            <text:p>139.6004660452</text:p>
          </table:table-cell>
          <table:table-cell table:formula="of:=AVERAGE([.F2:.F38])" office:value-type="float" office:value="126.614560736356" calcext:value-type="float">
            <text:p>126.6145607364</text:p>
          </table:table-cell>
          <table:table-cell table:formula="of:=AVERAGE([.G2:.G38])" office:value-type="float" office:value="214.503082140815" calcext:value-type="float">
            <text:p>214.5030821408</text:p>
          </table:table-cell>
          <table:table-cell table:formula="of:=AVERAGE([.H2:.H38])" office:value-type="float" office:value="18.5549967163322" calcext:value-type="float">
            <text:p>18.5549967163</text:p>
          </table:table-cell>
          <table:table-cell table:formula="of:=AVERAGE([.I2:.I38])" office:value-type="float" office:value="338.153614695346" calcext:value-type="float">
            <text:p>338.1536146953</text:p>
          </table:table-cell>
          <table:table-cell/>
          <table:table-cell office:value-type="string" calcext:value-type="string">
            <text:p>Average Heading</text:p>
          </table:table-cell>
          <table:table-cell table:style-name="ce2" office:value-type="float" office:value="139.969307622976" calcext:value-type="float">
            <text:p>139.97</text:p>
          </table:table-cell>
          <table:table-cell table:style-name="ce2" office:value-type="float" office:value="96.0521721248863" calcext:value-type="float">
            <text:p>96.05</text:p>
          </table:table-cell>
          <table:table-cell table:style-name="ce2" office:value-type="float" office:value="149.109163534362" calcext:value-type="float">
            <text:p>149.11</text:p>
          </table:table-cell>
          <table:table-cell table:style-name="ce2" office:value-type="float" office:value="124.070016634002" calcext:value-type="float">
            <text:p>124.07</text:p>
          </table:table-cell>
          <table:table-cell table:style-name="ce2" office:value-type="float" office:value="139.600466045234" calcext:value-type="float">
            <text:p>139.60</text:p>
          </table:table-cell>
          <table:table-cell table:style-name="ce2" office:value-type="float" office:value="126.614560736356" calcext:value-type="float">
            <text:p>126.61</text:p>
          </table:table-cell>
          <table:table-cell table:style-name="ce2" office:value-type="float" office:value="214.503082140815" calcext:value-type="float">
            <text:p>214.50</text:p>
          </table:table-cell>
          <table:table-cell table:style-name="ce2" office:value-type="float" office:value="18.5549967163322" calcext:value-type="float">
            <text:p>18.55</text:p>
          </table:table-cell>
          <table:table-cell table:style-name="ce2" office:value-type="float" office:value="338.153614695346" calcext:value-type="float">
            <text:p>338.15</text:p>
          </table:table-cell>
        </table:table-row>
        <table:table-row table:style-name="ro1">
          <table:table-cell table:formula="of:=STDEV([.A2:.A38])" office:value-type="float" office:value="3.49494848484179" calcext:value-type="float">
            <text:p>3.4949484848</text:p>
          </table:table-cell>
          <table:table-cell table:formula="of:=STDEV([.B2:.B38])" office:value-type="float" office:value="2.26905242484772" calcext:value-type="float">
            <text:p>2.2690524248</text:p>
          </table:table-cell>
          <table:table-cell table:formula="of:=STDEV([.C2:.C38])" office:value-type="float" office:value="3.93322308593683" calcext:value-type="float">
            <text:p>3.9332230859</text:p>
          </table:table-cell>
          <table:table-cell table:formula="of:=STDEV([.D2:.D38])" office:value-type="float" office:value="3.40683779882745" calcext:value-type="float">
            <text:p>3.4068377988</text:p>
          </table:table-cell>
          <table:table-cell table:formula="of:=STDEV([.E2:.E38])" office:value-type="float" office:value="5.8276247473378" calcext:value-type="float">
            <text:p>5.8276247473</text:p>
          </table:table-cell>
          <table:table-cell table:formula="of:=STDEV([.F2:.F38])" office:value-type="float" office:value="4.30103314321801" calcext:value-type="float">
            <text:p>4.3010331432</text:p>
          </table:table-cell>
          <table:table-cell table:formula="of:=STDEV([.G2:.G38])" office:value-type="float" office:value="3.60580640770106" calcext:value-type="float">
            <text:p>3.6058064077</text:p>
          </table:table-cell>
          <table:table-cell table:formula="of:=STDEV([.H2:.H38])" office:value-type="float" office:value="2.79921420193934" calcext:value-type="float">
            <text:p>2.7992142019</text:p>
          </table:table-cell>
          <table:table-cell table:formula="of:=STDEV([.I2:.I38])" office:value-type="float" office:value="3.38989956168206" calcext:value-type="float">
            <text:p>3.3898995617</text:p>
          </table:table-cell>
          <table:table-cell/>
          <table:table-cell office:value-type="string" calcext:value-type="string">
            <text:p>Stdev</text:p>
          </table:table-cell>
          <table:table-cell table:style-name="ce2" office:value-type="float" office:value="3.49494848484179" calcext:value-type="float">
            <text:p>3.49</text:p>
          </table:table-cell>
          <table:table-cell table:style-name="ce2" office:value-type="float" office:value="2.26905242484772" calcext:value-type="float">
            <text:p>2.27</text:p>
          </table:table-cell>
          <table:table-cell table:style-name="ce2" office:value-type="float" office:value="3.93322308593683" calcext:value-type="float">
            <text:p>3.93</text:p>
          </table:table-cell>
          <table:table-cell table:style-name="ce2" office:value-type="float" office:value="3.40683779882745" calcext:value-type="float">
            <text:p>3.41</text:p>
          </table:table-cell>
          <table:table-cell table:style-name="ce2" office:value-type="float" office:value="5.8276247473378" calcext:value-type="float">
            <text:p>5.83</text:p>
          </table:table-cell>
          <table:table-cell table:style-name="ce2" office:value-type="float" office:value="4.30103314321801" calcext:value-type="float">
            <text:p>4.30</text:p>
          </table:table-cell>
          <table:table-cell table:style-name="ce2" office:value-type="float" office:value="3.60580640770106" calcext:value-type="float">
            <text:p>3.61</text:p>
          </table:table-cell>
          <table:table-cell table:style-name="ce2" office:value-type="float" office:value="2.79921420193934" calcext:value-type="float">
            <text:p>2.80</text:p>
          </table:table-cell>
          <table:table-cell table:style-name="ce2" office:value-type="float" office:value="3.38989956168206" calcext:value-type="float">
            <text:p>3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xpected Heading</text:p>
          </table:table-cell>
          <table:table-cell table:style-name="ce2" office:value-type="float" office:value="180" calcext:value-type="float">
            <text:p>180.00</text:p>
          </table:table-cell>
          <table:table-cell table:style-name="ce2" office:value-type="float" office:value="90" calcext:value-type="float">
            <text:p>90.00</text:p>
          </table:table-cell>
          <table:table-cell table:number-columns-repeated="4" table:style-name="ce2" office:value-type="float" office:value="180" calcext:value-type="float">
            <text:p>180.00</text:p>
          </table:table-cell>
          <table:table-cell table:style-name="ce2" office:value-type="float" office:value="270" calcext:value-type="float">
            <text:p>270.00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formula="of:=[.A42]-[.A40]" office:value-type="float" office:value="40.0306923770241" calcext:value-type="float">
            <text:p>40.030692377</text:p>
          </table:table-cell>
          <table:table-cell table:formula="of:=[.B42]-[.B40]" office:value-type="float" office:value="-6.0521721248863" calcext:value-type="float">
            <text:p>-6.0521721249</text:p>
          </table:table-cell>
          <table:table-cell table:formula="of:=[.C42]-[.C40]" office:value-type="float" office:value="30.8908364656382" calcext:value-type="float">
            <text:p>30.8908364656</text:p>
          </table:table-cell>
          <table:table-cell table:formula="of:=[.D42]-[.D40]" office:value-type="float" office:value="55.9299833659984" calcext:value-type="float">
            <text:p>55.929983366</text:p>
          </table:table-cell>
          <table:table-cell table:formula="of:=[.E42]-[.E40]" office:value-type="float" office:value="40.3995339547665" calcext:value-type="float">
            <text:p>40.3995339548</text:p>
          </table:table-cell>
          <table:table-cell table:formula="of:=[.F42]-[.F40]" office:value-type="float" office:value="53.3854392636441" calcext:value-type="float">
            <text:p>53.3854392636</text:p>
          </table:table-cell>
          <table:table-cell table:formula="of:=[.G42]-[.G40]" office:value-type="float" office:value="55.4969178591851" calcext:value-type="float">
            <text:p>55.4969178592</text:p>
          </table:table-cell>
          <table:table-cell table:formula="of:=[.H42]-[.H40]" office:value-type="float" office:value="71.4450032836678" calcext:value-type="float">
            <text:p>71.4450032837</text:p>
          </table:table-cell>
          <table:table-cell table:formula="of:=[.I42]-[.I40]" office:value-type="float" office:value="-293.153614695346" calcext:value-type="float">
            <text:p>-293.1536146953</text:p>
          </table:table-cell>
          <table:table-cell/>
          <table:table-cell office:value-type="string" calcext:value-type="string">
            <text:p>Error</text:p>
          </table:table-cell>
          <table:table-cell table:style-name="ce2" office:value-type="float" office:value="40.0306923770241" calcext:value-type="float">
            <text:p>40.03</text:p>
          </table:table-cell>
          <table:table-cell table:style-name="ce2" office:value-type="float" office:value="-6.0521721248863" calcext:value-type="float">
            <text:p>-6.05</text:p>
          </table:table-cell>
          <table:table-cell table:style-name="ce2" office:value-type="float" office:value="30.8908364656382" calcext:value-type="float">
            <text:p>30.89</text:p>
          </table:table-cell>
          <table:table-cell table:style-name="ce2" office:value-type="float" office:value="55.9299833659984" calcext:value-type="float">
            <text:p>55.93</text:p>
          </table:table-cell>
          <table:table-cell table:style-name="ce2" office:value-type="float" office:value="40.3995339547665" calcext:value-type="float">
            <text:p>40.40</text:p>
          </table:table-cell>
          <table:table-cell table:style-name="ce2" office:value-type="float" office:value="53.3854392636441" calcext:value-type="float">
            <text:p>53.39</text:p>
          </table:table-cell>
          <table:table-cell table:style-name="ce2" office:value-type="float" office:value="55.4969178591851" calcext:value-type="float">
            <text:p>55.50</text:p>
          </table:table-cell>
          <table:table-cell table:style-name="ce2" office:value-type="float" office:value="71.4450032836678" calcext:value-type="float">
            <text:p>71.45</text:p>
          </table:table-cell>
          <table:table-cell table:style-name="ce2" office:value-type="float" office:value="-293.153614695346" calcext:value-type="float">
            <text:p>-293.15</text:p>
          </table:table-cell>
        </table:table-row>
        <table:table-row table:style-name="ro1">
          <table:table-cell/>
          <table:table-cell table:formula="of:=[.B40]-[.A40]" office:value-type="float" office:value="-43.9171354980896" calcext:value-type="float">
            <text:p>-43.9171354981</text:p>
          </table:table-cell>
          <table:table-cell table:formula="of:=[.C40]-[.B40]" office:value-type="float" office:value="53.0569914094756" calcext:value-type="float">
            <text:p>53.0569914095</text:p>
          </table:table-cell>
          <table:table-cell table:formula="of:=[.D40]-[.C40]" office:value-type="float" office:value="-25.0391469003602" calcext:value-type="float">
            <text:p>-25.0391469004</text:p>
          </table:table-cell>
          <table:table-cell table:formula="of:=[.E40]-[.D40]" office:value-type="float" office:value="15.5304494112319" calcext:value-type="float">
            <text:p>15.5304494112</text:p>
          </table:table-cell>
          <table:table-cell table:formula="of:=[.F40]-[.E40]" office:value-type="float" office:value="-12.9859053088776" calcext:value-type="float">
            <text:p>-12.9859053089</text:p>
          </table:table-cell>
          <table:table-cell table:formula="of:=[.G40]-[.F40]" office:value-type="float" office:value="87.888521404459" calcext:value-type="float">
            <text:p>87.8885214045</text:p>
          </table:table-cell>
          <table:table-cell table:formula="of:=[.H40]-[.G40]" office:value-type="float" office:value="-195.948085424483" calcext:value-type="float">
            <text:p>-195.9480854245</text:p>
          </table:table-cell>
          <table:table-cell table:formula="of:=360-293.1536" office:value-type="float" office:value="66.8464" calcext:value-type="float">
            <text:p>66.84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1:34:55.81309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1:51:12.983560006</dc:date>
    <meta:editing-duration>P2DT54M33S</meta:editing-duration>
    <meta:editing-cycles>3</meta:editing-cycles>
    <meta:generator>LibreOffice/5.1.4.2$Linux_X86_64 LibreOffice_project/10m0$Build-2</meta:generator>
    <meta:document-statistic meta:table-count="2" meta:cell-count="14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603cm" svg:height="9.005cm" xlink:href=".." xlink:type="simple" chart:class="chart:line" chart:style-name="ch1">
        <chart:legend chart:legend-position="end" svg:x="33.751cm" svg:y="4.203cm" style:legend-expansion="high" chart:style-name="ch2"/>
        <chart:plot-area chart:style-name="ch3" table:cell-range-address="'log_42577.144629629634'.E2:'log_42577.144629629634'.E238" svg:x="0.732cm" svg:y="0.18cm" svg:width="32.287cm" svg:height="8.645cm">
          <chartooo:coordinate-region svg:x="1.539cm" svg:y="0.301cm" svg:width="31.47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og_42577.144629629634'.E2:'log_42577.144629629634'.E238" chart:class="chart:line">
            <chart:data-point chart:repeated="2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94">
                <text:p>359.94</text:p>
                <draw:g>
                  <svg:desc>'log_42577.144629629634'.E2:'log_42577.144629629634'.E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6.68007140112">
                <text:p>356.6800714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.800068743186">
                <text:p>338.80006874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.870065825484">
                <text:p>306.870065825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.800068483419">
                <text:p>304.80006848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6800801843574">
                <text:p>80.680080184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4900698123859">
                <text:p>95.4900698123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.610065565717">
                <text:p>95.610065565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5500698123859">
                <text:p>95.5500698123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4900700721529">
                <text:p>95.4900700721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5500687431857">
                <text:p>95.5500687431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6800690029528">
                <text:p>95.6800690029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6100674142185">
                <text:p>95.6100674142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1800660852513">
                <text:p>96.1800660852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4900647562841">
                <text:p>96.4900647562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5500581114482">
                <text:p>94.5500581114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.4300541245468">
                <text:p>93.4300541245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490050137645">
                <text:p>251.490050137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.680046150744">
                <text:p>251.680046150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.430042423611">
                <text:p>254.430042423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3.930041354411">
                <text:p>263.930041354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5.990043202914">
                <text:p>235.990043202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3.120045051416">
                <text:p>223.120045051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.680047159685">
                <text:p>245.680047159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.300047419453">
                <text:p>276.300047419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.800047419453">
                <text:p>284.800047419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.620045830719">
                <text:p>267.620045830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7.490044241984">
                <text:p>277.490044241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.490045830719">
                <text:p>275.490045830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.050045830719">
                <text:p>282.050045830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7.050044761519">
                <text:p>277.050044761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4.370046090486">
                <text:p>274.370046090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.430046350254">
                <text:p>275.430046350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.180048198755">
                <text:p>274.180048198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6.19">
                <text:p>276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.550051376223">
                <text:p>274.550051376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.990051376223">
                <text:p>257.990051376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.120049787489">
                <text:p>261.120049787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7.620048198755">
                <text:p>267.620048198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4.870046869788">
                <text:p>264.870046869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.740047129556">
                <text:p>279.740047129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.620048458522">
                <text:p>267.620048458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.930054034156">
                <text:p>163.930054034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490055363123">
                <text:p>160.490055363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.550054293923">
                <text:p>157.550054293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.81">
                <text:p>160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.120050307023">
                <text:p>154.120050307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430051116456">
                <text:p>149.430051116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.040074488188">
                <text:p>122.040074488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.040085669589">
                <text:p>124.040085669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.30009364339">
                <text:p>132.30009364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.490089946391">
                <text:p>139.490089946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.870094193058">
                <text:p>139.870094193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.870093933292">
                <text:p>138.870093933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.050098699491">
                <text:p>137.050098699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.80010129715">
                <text:p>144.80010129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2.740104414336">
                <text:p>142.740104414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6.870102765326">
                <text:p>136.870102765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.180090224828">
                <text:p>138.180090224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.990082450526">
                <text:p>140.990082450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800077853688">
                <text:p>142.800077853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1.490089204418">
                <text:p>141.490089204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.050094719754">
                <text:p>144.050094719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.990097317396">
                <text:p>140.990097317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.620097516873">
                <text:p>143.620097516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.370100374273">
                <text:p>146.370100374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.550111205442">
                <text:p>144.550111205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2.550115361646">
                <text:p>142.550115361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.99010839678">
                <text:p>141.99010839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1.68010911577">
                <text:p>141.68010911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2.300106367401">
                <text:p>142.300106367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1.370111852549">
                <text:p>141.3701118525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.990116558406">
                <text:p>138.990116558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.300121004496">
                <text:p>146.30012100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.120125970102">
                <text:p>140.120125970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.620128567704">
                <text:p>139.6201285677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.050127697952">
                <text:p>139.050127697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370133213222">
                <text:p>135.370133213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120142165677">
                <text:p>135.120142165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490153776035">
                <text:p>135.490153776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.990164866866">
                <text:p>134.990164866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.62016957267">
                <text:p>138.62016957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.740175867179">
                <text:p>141.740175867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.43017895409">
                <text:p>139.43017895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.24018311019">
                <text:p>133.24018311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.800190733631">
                <text:p>131.800190733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.550192781499">
                <text:p>136.550192781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.1101998854152">
                <text:p>91.1101998854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.5501958683822">
                <text:p>98.5501958683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.2401939897435">
                <text:p>98.2401939897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4301764234436">
                <text:p>93.4301764234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.5501570086862">
                <text:p>95.5501570086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.490137334176">
                <text:p>94.490137334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.2401171401548">
                <text:p>93.2401171401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000966863763">
                <text:p>99.3000966863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740085275496">
                <text:p>102.740085275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.37">
                <text:p>113.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.37">
                <text:p>113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800046476161">
                <text:p>123.8000464761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9.740029948923">
                <text:p>129.740029948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.550016079594">
                <text:p>128.550016079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.049998652485">
                <text:p>139.049998652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.489990848094">
                <text:p>149.489990848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.119980965634">
                <text:p>148.1199809656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.04997532978">
                <text:p>155.04997532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.119969434169">
                <text:p>151.119969434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.799962729132">
                <text:p>147.7999627291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.869963188348">
                <text:p>149.869963188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.369962868286">
                <text:p>149.369962868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.929970231986">
                <text:p>146.9299702319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.119972829568">
                <text:p>151.1199728295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.92997516739">
                <text:p>149.92997516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5.799975107078">
                <text:p>145.799975107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.239976895223">
                <text:p>148.2399768952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.179987696056">
                <text:p>153.179987696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3.679994510046">
                <text:p>153.679994510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.799998925898">
                <text:p>150.799998925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.870002822231">
                <text:p>149.870002822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.870010735549">
                <text:p>152.870010735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.120017289752">
                <text:p>153.120017289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.370027540842">
                <text:p>150.3700275408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.620033575519">
                <text:p>146.620033575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.800040679375">
                <text:p>149.80004067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050042727221">
                <text:p>147.050042727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.680045064993">
                <text:p>141.6800450649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.740047662515">
                <text:p>136.740047662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.490043844917">
                <text:p>121.490043844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.370035001502">
                <text:p>125.3700350015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.63">
                <text:p>128.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.990009890747">
                <text:p>119.9900098907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.869994432842">
                <text:p>124.8699944328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.049984550439">
                <text:p>144.049984550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.049964845988">
                <text:p>150.0499648459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.489953115154">
                <text:p>146.489953115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.619948288751">
                <text:p>143.6199482887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179947968658">
                <text:p>141.179947968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.299949237252">
                <text:p>140.2999492372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29947588223">
                <text:p>136.4299475882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1.869947268128">
                <text:p>141.869947268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869950644906">
                <text:p>140.8699506449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1.429956129867">
                <text:p>141.4299561298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.549959506634">
                <text:p>140.5499595066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.429962853219">
                <text:p>138.429962853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9.239970736268">
                <text:p>139.239970736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.869974372767">
                <text:p>139.8699743727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.929973762723">
                <text:p>140.929973762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1.299978468394">
                <text:p>141.2999784683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8.989980516201">
                <text:p>138.989980516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5.739987330035">
                <text:p>135.73998733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.549992295436">
                <text:p>125.549992295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.119991425627">
                <text:p>125.119991425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6.619989486637">
                <text:p>126.6199894866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549988906763">
                <text:p>123.5499889067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1.429976396743">
                <text:p>121.4299763967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4.739959350265">
                <text:p>124.739959350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.119928525223">
                <text:p>136.119928525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1.869907262411">
                <text:p>131.8699072624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1.799887328527">
                <text:p>131.799887328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.929865805968">
                <text:p>128.9298658059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179845322414">
                <text:p>123.1798453224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6.989822211181">
                <text:p>126.989822211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.049802826971">
                <text:p>126.049802826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.549781304414">
                <text:p>127.5497813044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.299757124008">
                <text:p>121.299757124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.369735081943">
                <text:p>126.369735081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.359715148066">
                <text:p>121.3597151480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03969203683">
                <text:p>123.03969203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.549681145674">
                <text:p>122.5496811456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.549663609893">
                <text:p>132.5496636098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.67965511683">
                <text:p>129.679655116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0.489653787905">
                <text:p>160.4896537879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3.489647433177">
                <text:p>213.4896474331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.989639459627">
                <text:p>217.989639459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7.179627239543">
                <text:p>217.1796272395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8.429616867901">
                <text:p>218.4296168679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9.929599591876">
                <text:p>209.9295995918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4.929587081903">
                <text:p>214.9295870819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.989575381339">
                <text:p>216.989575381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6.049559174484">
                <text:p>216.0495591744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6.739549062606">
                <text:p>216.739549062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5.119538401085">
                <text:p>215.1195384010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.549523233274">
                <text:p>214.549523233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1.119501710729">
                <text:p>221.1195017107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9.549478079976">
                <text:p>219.5494780799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.489454968744">
                <text:p>216.489454968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1.179433446198">
                <text:p>221.1794334461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3.179410594728">
                <text:p>213.179410594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4.73939066087">
                <text:p>214.73939066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2.369367030108">
                <text:p>212.369367030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5.989349754099">
                <text:p>215.9893497540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6.119331668698">
                <text:p>216.119331668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.619311734844">
                <text:p>214.6193117348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.179296047529">
                <text:p>217.179296047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.549274784755">
                <text:p>211.549274784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.799255630209">
                <text:p>209.7992556302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.489239683132">
                <text:p>207.489239683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0.799220009056">
                <text:p>210.7992200090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8.989201404136">
                <text:p>208.989201404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.429180141371">
                <text:p>209.429180141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2.739159947761">
                <text:p>212.7391599477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.369144000689">
                <text:p>210.3691440006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619121409006">
                <text:p>206.6191214090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.119108639325">
                <text:p>236.119108639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.119090294184">
                <text:p>275.119090294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7.989073277968">
                <text:p>337.989073277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109059179371">
                <text:p>17.1090591793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4890429424787">
                <text:p>15.48904294247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429024857122">
                <text:p>17.429024857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4890049232989">
                <text:p>20.4890049232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6089804831632">
                <text:p>23.60898048316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2389571121727">
                <text:p>23.2389571121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989348103252">
                <text:p>21.7989348103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6089146167264">
                <text:p>20.60891461672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9288946829052">
                <text:p>15.9288946829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2388736799421">
                <text:p>18.23887367994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6788524172032">
                <text:p>18.6788524172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0488308646612">
                <text:p>17.0488308646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2988021779845">
                <text:p>16.2988021779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5487779976294">
                <text:p>14.54877799762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871923532876">
                <text:p>0.368719235328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4.368699301524">
                <text:p>344.3686993015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.738680986428">
                <text:p>341.7386809864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9.368662151762">
                <text:p>339.3686621517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9.298643576874">
                <text:p>339.2986435768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8.738625261767">
                <text:p>338.738625261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8.36860749622">
                <text:p>338.36860749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5.178585743904">
                <text:p>335.1785857439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5.118567978343">
                <text:p>335.1185679783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6.488547035358">
                <text:p>336.4885470353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2.868527421284">
                <text:p>332.868527421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